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9" style:family="table-cell" style:parent-style-name="Default">
      <style:table-cell-properties style:text-align-source="value-type" style:repeat-content="false"/>
      <style:paragraph-properties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VAT_Gender_2014" table:style-name="ta1">
        <table:shapes>
          <draw:frame draw:z-index="0" draw:style-name="gr1" draw:text-style-name="P1" svg:width="886.93pt" svg:height="604.6pt" svg:x="497.59pt" svg:y="33.14pt">
            <loext:p draw:notify-on-update-of-ranges="NVAT_Gender_2014.A3:NVAT_Gender_2014.A6 NVAT_Gender_2014.B2:NVAT_Gender_2014.B2 NVAT_Gender_2014.B3:NVAT_Gender_2014.B6 NVAT_Gender_2014.C2:NVAT_Gender_2014.C2 NVAT_Gender_2014.C3:NVAT_Gender_2014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s of Crime</text:p>
          </table:table-cell>
          <table:table-cell office:value-type="string" calcext:value-type="string" table:number-columns-spanned="2" table:number-rows-spanned="1">
            <text:p>Gender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28032" calcext:value-type="float">
            <text:p>28032</text:p>
          </table:table-cell>
          <table:table-cell office:value-type="float" office:value="256313" calcext:value-type="float">
            <text:p>256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95544" calcext:value-type="float">
            <text:p>395544</text:p>
          </table:table-cell>
          <table:table-cell office:value-type="float" office:value="268668" calcext:value-type="float">
            <text:p>268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60072" calcext:value-type="float">
            <text:p>660072</text:p>
          </table:table-cell>
          <table:table-cell office:value-type="float" office:value="432019" calcext:value-type="float">
            <text:p>4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657905" calcext:value-type="float">
            <text:p>1657905</text:p>
          </table:table-cell>
          <table:table-cell office:value-type="float" office:value="1661018" calcext:value-type="float">
            <text:p>1661018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!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ictimiz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table:number-columns-repeated="3"/>
        </table:table-row>
      </table:table>
      <table:table table:name="percent_reported_2014" table:style-name="ta1">
        <table:shapes>
          <draw:frame draw:z-index="0" draw:style-name="gr1" draw:text-style-name="P1" svg:width="917.32pt" svg:height="524.04pt" svg:x="365.02pt" svg:y="52.7pt">
            <loext:p draw:notify-on-update-of-ranges="percent_reported_2014.A3:percent_reported_2014.A6 percent_reported_2014.B2:percent_reported_2014.B2 percent_reported_2014.B3:percent_reported_2014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cent 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gender-reportrate2014" table:style-name="ta1">
        <table:shapes>
          <draw:frame draw:z-index="0" draw:style-name="gr1" draw:text-style-name="P1" svg:width="993.17pt" svg:height="624.93pt" svg:x="843.85pt" svg:y="38.38pt">
            <loext:p draw:notify-on-update-of-ranges="'gender-reportrate2014'.I3:'gender-reportrate2014'.I10 'gender-reportrate2014'.J2:'gender-reportrate2014'.J2 'gender-reportrate2014'.J3:'gender-reportrate2014'.J10 'gender-reportrate2014'.K2:'gender-reportrate2014'.K2 'gender-reportrate2014'.K3:'gender-reportrate2014'.K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972.94pt" svg:height="552.84pt" svg:x="822.98pt" svg:y="751.97pt">
            <loext:p draw:notify-on-update-of-ranges="'gender-reportrate2014'.I3:'gender-reportrate2014'.I10 'gender-reportrate2014'.J2:'gender-reportrate2014'.J2 'gender-reportrate2014'.J3:'gender-reportrate2014'.J10 'gender-reportrate2014'.K2:'gender-reportrate2014'.K2 'gender-reportrate2014'.K3:'gender-reportrate2014'.K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129.1pt" svg:height="755.18pt" svg:x="1943.66pt" svg:y="41.41pt">
            <loext:p draw:notify-on-update-of-ranges="'gender-reportrate2014'.F17:'gender-reportrate2014'.F20 'gender-reportrate2014'.G16:'gender-reportrate2014'.G16 'gender-reportrate2014'.G17:'gender-reportrate2014'.G20 'gender-reportrate2014'.H16:'gender-reportrate2014'.H16 'gender-reportrate2014'.H17:'gender-reportrate2014'.H20 'gender-reportrate2014'.J16:'gender-reportrate2014'.J16 'gender-reportrate2014'.J17:'gender-reportrate2014'.J20 'gender-reportrate2014'.K16:'gender-reportrate2014'.K16 'gender-reportrate2014'.K17:'gender-reportrate2014'.K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string" calcext:value-type="string">
            <text:p>Reported</text:p>
          </table:table-cell>
          <table:table-cell office:value-type="string" calcext:value-type="string">
            <text:p>Unreported</text:p>
          </table:table-cell>
          <table:table-cell table:number-columns-repeated="2"/>
          <table:table-cell office:value-type="string" calcext:value-type="string">
            <text:p>Reported</text:p>
          </table:table-cell>
          <table:table-cell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eported Rape/Sexual Assault</text:p>
          </table:table-cell>
          <table:table-cell office:value-type="float" office:value="1489" calcext:value-type="float">
            <text:p>1489</text:p>
          </table:table-cell>
          <table:table-cell office:value-type="float" office:value="93931" calcext:value-type="float">
            <text:p>93931</text:p>
          </table:table-cell>
          <table:table-cell/>
          <table:table-cell office:value-type="string" calcext:value-type="string">
            <text:p>Rape/Sexual Assault – M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  <table:table-cell/>
          <table:table-cell office:value-type="string" calcext:value-type="string">
            <text:p>Rape/Sexual Assault – M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string" calcext:value-type="string">
            <text:p>Unreported Rape/Sexual Assault</text:p>
          </table:table-cell>
          <table:table-cell office:value-type="float" office:value="23367" calcext:value-type="float">
            <text:p>23367</text:p>
          </table:table-cell>
          <table:table-cell office:value-type="float" office:value="159023" calcext:value-type="float">
            <text:p>159023</text:p>
          </table:table-cell>
          <table:table-cell/>
          <table:table-cell table:style-name="ce1" office:value-type="string" calcext:value-type="string">
            <text:p>Rape/Sexual Assault – F</text:p>
          </table:table-cell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  <table:table-cell/>
          <table:table-cell office:value-type="string" calcext:value-type="string">
            <text:p>Robbery – M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</table:table-row>
        <table:table-row table:style-name="ro1">
          <table:table-cell office:value-type="string" calcext:value-type="string">
            <text:p>Reported Robbery</text:p>
          </table:table-cell>
          <table:table-cell office:value-type="float" office:value="226858" calcext:value-type="float">
            <text:p>226858</text:p>
          </table:table-cell>
          <table:table-cell office:value-type="float" office:value="177964" calcext:value-type="float">
            <text:p>177964</text:p>
          </table:table-cell>
          <table:table-cell/>
          <table:table-cell office:value-type="string" calcext:value-type="string">
            <text:p>Robbery – M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  <table:table-cell/>
          <table:table-cell office:value-type="string" calcext:value-type="string">
            <text:p>Aggravated Assault – M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</table:table-row>
        <table:table-row table:style-name="ro1">
          <table:table-cell office:value-type="string" calcext:value-type="string">
            <text:p>Unreported Robbery</text:p>
          </table:table-cell>
          <table:table-cell office:value-type="float" office:value="168686" calcext:value-type="float">
            <text:p>168686</text:p>
          </table:table-cell>
          <table:table-cell office:value-type="float" office:value="90704" calcext:value-type="float">
            <text:p>90704</text:p>
          </table:table-cell>
          <table:table-cell/>
          <table:table-cell office:value-type="string" calcext:value-type="string">
            <text:p>Robbery – F</text:p>
          </table:table-cell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  <table:table-cell/>
          <table:table-cell office:value-type="string" calcext:value-type="string">
            <text:p>Simple Assault – M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</table:table-row>
        <table:table-row table:style-name="ro1">
          <table:table-cell office:value-type="string" calcext:value-type="string">
            <text:p>Reported Aggravated Assault</text:p>
          </table:table-cell>
          <table:table-cell office:value-type="float" office:value="377360" calcext:value-type="float">
            <text:p>377360</text:p>
          </table:table-cell>
          <table:table-cell office:value-type="float" office:value="260157" calcext:value-type="float">
            <text:p>260157</text:p>
          </table:table-cell>
          <table:table-cell/>
          <table:table-cell office:value-type="string" calcext:value-type="string">
            <text:p>Aggravated Assault – M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  <table:table-cell/>
          <table:table-cell table:style-name="ce1" office:value-type="string" calcext:value-type="string">
            <text:p>Rape/Sexual Assault – F</text:p>
          </table:table-cell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</table:table-row>
        <table:table-row table:style-name="ro1">
          <table:table-cell office:value-type="string" calcext:value-type="string">
            <text:p>Unreported Aggravated Assault</text:p>
          </table:table-cell>
          <table:table-cell office:value-type="float" office:value="279314" calcext:value-type="float">
            <text:p>279314</text:p>
          </table:table-cell>
          <table:table-cell office:value-type="float" office:value="164232" calcext:value-type="float">
            <text:p>164232</text:p>
          </table:table-cell>
          <table:table-cell/>
          <table:table-cell office:value-type="string" calcext:value-type="string">
            <text:p>Aggravated Assault – F</text:p>
          </table:table-cell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  <table:table-cell/>
          <table:table-cell office:value-type="string" calcext:value-type="string">
            <text:p>Robbery – F</text:p>
          </table:table-cell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office:value-type="string" calcext:value-type="string">
            <text:p>Reported Simple Assault</text:p>
          </table:table-cell>
          <table:table-cell office:value-type="float" office:value="566381" calcext:value-type="float">
            <text:p>566381</text:p>
          </table:table-cell>
          <table:table-cell office:value-type="float" office:value="761839" calcext:value-type="float">
            <text:p>761839</text:p>
          </table:table-cell>
          <table:table-cell/>
          <table:table-cell office:value-type="string" calcext:value-type="string">
            <text:p>Simple Assault – M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  <table:table-cell/>
          <table:table-cell office:value-type="string" calcext:value-type="string">
            <text:p>Aggravated Assault – F</text:p>
          </table:table-cell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office:value-type="string" calcext:value-type="string">
            <text:p>Unreported Simple Assault</text:p>
          </table:table-cell>
          <table:table-cell office:value-type="float" office:value="1068936" calcext:value-type="float">
            <text:p>1068936</text:p>
          </table:table-cell>
          <table:table-cell office:value-type="float" office:value="856151" calcext:value-type="float">
            <text:p>856151</text:p>
          </table:table-cell>
          <table:table-cell/>
          <table:table-cell office:value-type="string" calcext:value-type="string">
            <text:p>Simple Assault – F</text:p>
          </table:table-cell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  <table:table-cell/>
          <table:table-cell office:value-type="string" calcext:value-type="string">
            <text:p>Simple Assault – F</text:p>
          </table:table-cell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eported – M</text:p>
          </table:table-cell>
          <table:table-cell office:value-type="string" calcext:value-type="string">
            <text:p>Unreported – M</text:p>
          </table:table-cell>
          <table:table-cell/>
          <table:table-cell office:value-type="string" calcext:value-type="string">
            <text:p>Reported – F</text:p>
          </table:table-cell>
          <table:table-cell office:value-type="string" calcext:value-type="string">
            <text:p>Unreported – F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ape/Sexual Assault</text:p>
          </table:table-cell>
          <table:table-cell office:value-type="float" office:value="1489" calcext:value-type="float">
            <text:p>1489</text:p>
          </table:table-cell>
          <table:table-cell office:value-type="float" office:value="23367" calcext:value-type="float">
            <text:p>23367</text:p>
          </table:table-cell>
          <table:table-cell/>
          <table:table-cell office:value-type="float" office:value="93931" calcext:value-type="float">
            <text:p>93931</text:p>
          </table:table-cell>
          <table:table-cell office:value-type="float" office:value="159023" calcext:value-type="float">
            <text:p>1590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bbery</text:p>
          </table:table-cell>
          <table:table-cell office:value-type="float" office:value="226858" calcext:value-type="float">
            <text:p>226858</text:p>
          </table:table-cell>
          <table:table-cell office:value-type="float" office:value="168686" calcext:value-type="float">
            <text:p>168686</text:p>
          </table:table-cell>
          <table:table-cell/>
          <table:table-cell office:value-type="float" office:value="177964" calcext:value-type="float">
            <text:p>177964</text:p>
          </table:table-cell>
          <table:table-cell office:value-type="float" office:value="90704" calcext:value-type="float">
            <text:p>907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ggravated Assault</text:p>
          </table:table-cell>
          <table:table-cell office:value-type="float" office:value="377360" calcext:value-type="float">
            <text:p>377360</text:p>
          </table:table-cell>
          <table:table-cell office:value-type="float" office:value="279314" calcext:value-type="float">
            <text:p>279314</text:p>
          </table:table-cell>
          <table:table-cell/>
          <table:table-cell office:value-type="float" office:value="260157" calcext:value-type="float">
            <text:p>260157</text:p>
          </table:table-cell>
          <table:table-cell office:value-type="float" office:value="164232" calcext:value-type="float">
            <text:p>1642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mple Assault</text:p>
          </table:table-cell>
          <table:table-cell office:value-type="float" office:value="566381" calcext:value-type="float">
            <text:p>566381</text:p>
          </table:table-cell>
          <table:table-cell office:value-type="float" office:value="1068936" calcext:value-type="float">
            <text:p>1068936</text:p>
          </table:table-cell>
          <table:table-cell/>
          <table:table-cell office:value-type="float" office:value="761839" calcext:value-type="float">
            <text:p>761839</text:p>
          </table:table-cell>
          <table:table-cell office:value-type="float" office:value="856151" calcext:value-type="float">
            <text:p>856151</text:p>
          </table:table-cell>
        </table:table-row>
        <table:table-row table:style-name="ro1" table:number-rows-repeated="20">
          <table:table-cell table:number-columns-repeated="11"/>
        </table:table-row>
        <table:table-row table:style-name="ro1">
          <table:table-cell table:number-columns-repeated="5"/>
          <table:table-cell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pe/Sexual Assault</text:p>
          </table:table-cell>
          <table:table-cell table:number-columns-repeated="3"/>
          <table:table-cell office:value-type="float" office:value="284345" calcext:value-type="float">
            <text:p>2843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28032" calcext:value-type="float">
            <text:p>28032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23367" calcext:value-type="float">
            <text:p>23367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56313" calcext:value-type="float">
            <text:p>2563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93931" calcext:value-type="float">
            <text:p>9393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59023" calcext:value-type="float">
            <text:p>1590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bbery</text:p>
          </table:table-cell>
          <table:table-cell table:number-columns-repeated="3"/>
          <table:table-cell office:value-type="float" office:value="664211" calcext:value-type="float">
            <text:p>6642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395544" calcext:value-type="float">
            <text:p>395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226858" calcext:value-type="float">
            <text:p>22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68686" calcext:value-type="float">
            <text:p>1686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68668" calcext:value-type="float">
            <text:p>2686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177964" calcext:value-type="float">
            <text:p>177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90704" calcext:value-type="float">
            <text:p>907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gravated Assault</text:p>
          </table:table-cell>
          <table:table-cell table:number-columns-repeated="3"/>
          <table:table-cell office:value-type="float" office:value="1092091" calcext:value-type="float">
            <text:p>10920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660072" calcext:value-type="float">
            <text:p>6600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377360" calcext:value-type="float">
            <text:p>377360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279314" calcext:value-type="float">
            <text:p>279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432019" calcext:value-type="float">
            <text:p>4320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260157" calcext:value-type="float">
            <text:p>2601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64232" calcext:value-type="float">
            <text:p>164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2857" calcext:value-type="float">
            <text:p>2857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 Assault</text:p>
          </table:table-cell>
          <table:table-cell table:number-columns-repeated="3"/>
          <table:table-cell office:value-type="float" office:value="3318923" calcext:value-type="float">
            <text:p>3318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 table:number-columns-repeated="2"/>
          <table:table-cell office:value-type="float" office:value="1657905" calcext:value-type="float">
            <text:p>1657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566381" calcext:value-type="float">
            <text:p>5663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1068936" calcext:value-type="float">
            <text:p>1068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12828" calcext:value-type="float">
            <text:p>12828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1661018" calcext:value-type="float">
            <text:p>16610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s, reported to the police</text:p>
          </table:table-cell>
          <table:table-cell/>
          <table:table-cell office:value-type="float" office:value="761839" calcext:value-type="float">
            <text:p>7618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, did not report to the police</text:p>
          </table:table-cell>
          <table:table-cell/>
          <table:table-cell office:value-type="float" office:value="856151" calcext:value-type="float">
            <text:p>8561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 Not Know</text:p>
          </table:table-cell>
          <table:table-cell/>
          <table:table-cell office:value-type="float" office:value="37601" calcext:value-type="float">
            <text:p>37601</text:p>
          </table:table-cell>
          <table:table-cell office:value-type="string" calcext:value-type="string">
            <text:p><text:s/>! </text:p>
          </table:table-cell>
          <table:table-cell table:number-columns-repeated="4"/>
        </table:table-row>
      </table:table>
      <table:table table:name="violent-victimizations-2014" table:style-name="ta1">
        <table:shapes>
          <draw:frame draw:z-index="0" draw:style-name="gr1" draw:text-style-name="P1" svg:width="779.84pt" svg:height="490.17pt" svg:x="316.83pt" svg:y="83.57pt">
            <loext:p draw:notify-on-update-of-ranges="'violent-victimizations-2014'.A3:'violent-victimizations-2014'.A6 'violent-victimizations-2014'.B2:'violent-victimizations-2014'.B2 'violent-victimizations-2014'.B3:'violent-victimizations-2014'.B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table:style-name="ce1"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reported-unreported-vic-2014" table:style-name="ta1">
        <table:shapes>
          <draw:frame draw:z-index="0" draw:style-name="gr1" draw:text-style-name="P1" svg:width="1026.34pt" svg:height="574.5pt" svg:x="302.63pt" svg:y="30.1pt">
            <loext:p draw:notify-on-update-of-ranges="'reported-unreported-vic-2014'.A3:'reported-unreported-vic-2014'.A6 'reported-unreported-vic-2014'.B2:'reported-unreported-vic-2014'.B2 'reported-unreported-vic-2014'.B3:'reported-unreported-vic-2014'.B6 'reported-unreported-vic-2014'.C2:'reported-unreported-vic-2014'.C2 'reported-unreported-vic-2014'.C3:'reported-unreported-vic-2014'.C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2"/>
        <table:table-row table:style-name="ro1">
          <table:table-cell office:value-type="string" calcext:value-type="string">
            <text:p>Crime typ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Reported</text:p>
          </table:table-cell>
          <table:table-cell table:style-name="Default" office:value-type="string" calcext:value-type="string">
            <text:p>Unreported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95541.6" calcext:value-type="float">
            <text:p>95541.6</text:p>
          </table:table-cell>
          <table:table-cell office:value-type="float" office:value="188808.4" calcext:value-type="float">
            <text:p>188808.4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04503.9" calcext:value-type="float">
            <text:p>404503.9</text:p>
          </table:table-cell>
          <table:table-cell office:value-type="float" office:value="259706.1" calcext:value-type="float">
            <text:p>259706.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37780.56" calcext:value-type="float">
            <text:p>637780.56</text:p>
          </table:table-cell>
          <table:table-cell office:value-type="float" office:value="454309.44" calcext:value-type="float">
            <text:p>454309.44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327568" calcext:value-type="float">
            <text:p>1327568</text:p>
          </table:table-cell>
          <table:table-cell office:value-type="float" office:value="1991352.1" calcext:value-type="float">
            <text:p>1991352.1</text:p>
          </table:table-cell>
        </table:table-row>
        <table:table-row table:style-name="ro1">
          <table:table-cell/>
          <table:table-cell table:style-name="ce3"/>
          <table:table-cell table:style-name="Default"/>
        </table:table-row>
      </table:table>
      <table:table table:name="victimizations-vs-victims-2014" table:style-name="ta1">
        <table:shapes>
          <draw:frame draw:z-index="0" draw:style-name="gr1" draw:text-style-name="P1" svg:width="935.49pt" svg:height="514.26pt" svg:x="375.31pt" svg:y="56.47pt">
            <loext:p draw:notify-on-update-of-ranges="'victimizations-vs-victims-2014'.A3:'victimizations-vs-victims-2014'.A6 'victimizations-vs-victims-2014'.B3:'victimizations-vs-victims-2014'.B6 'victimizations-vs-victims-2014'.C2:'victimizations-vs-victims-2014'.C2 'victimizations-vs-victims-2014'.C3:'victimizations-vs-victims-2014'.C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rime ty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ctims</text:p>
          </table:table-cell>
          <table:table-cell office:value-type="string" calcext:value-type="string">
            <text:p>Victimizations</text:p>
          </table:table-cell>
        </table:table-row>
        <table:table-row table:style-name="ro1">
          <table:table-cell office:value-type="string" calcext:value-type="string">
            <text:p>Rape/Sexual Assault</text:p>
          </table:table-cell>
          <table:table-cell office:value-type="float" office:value="150420" calcext:value-type="float">
            <text:p>150420</text:p>
          </table:table-cell>
          <table:table-cell office:value-type="float" office:value="284350" calcext:value-type="float">
            <text:p>28435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435830" calcext:value-type="float">
            <text:p>435830</text:p>
          </table:table-cell>
          <table:table-cell office:value-type="float" office:value="664210" calcext:value-type="float">
            <text:p>664210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681280" calcext:value-type="float">
            <text:p>681280</text:p>
          </table:table-cell>
          <table:table-cell office:value-type="float" office:value="1092090" calcext:value-type="float">
            <text:p>1092090</text:p>
          </table:table-cell>
        </table:table-row>
        <table:table-row table:style-name="ro1">
          <table:table-cell office:value-type="string" calcext:value-type="string">
            <text:p>Simple Assault</text:p>
          </table:table-cell>
          <table:table-cell office:value-type="float" office:value="1842100" calcext:value-type="float">
            <text:p>1842100</text:p>
          </table:table-cell>
          <table:table-cell office:value-type="float" office:value="3318920" calcext:value-type="float">
            <text:p>3318920</text:p>
          </table:table-cell>
        </table:table-row>
      </table:table>
      <table:table table:name="violent-crime-2013" table:style-name="ta1">
        <table:shapes>
          <draw:frame draw:z-index="0" draw:style-name="gr1" draw:text-style-name="P1" svg:width="959.19pt" svg:height="560.92pt" svg:x="331.06pt" svg:y="46.69pt">
            <loext:p draw:notify-on-update-of-ranges="'violent-crime-2013'.A3:'violent-crime-2013'.A6 'violent-crime-2013'.B2:'violent-crime-2013'.B2 'violent-crime-2013'.B3:'violent-crime-2013'.B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rime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idents</text:p>
          </table:table-cell>
        </table:table-row>
        <table:table-row table:style-name="ro1">
          <table:table-cell office:value-type="string" calcext:value-type="string">
            <text:p>Murder/Nonnegligent Manslaughter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table:style-name="ce1" office:value-type="float" office:value="108612" calcext:value-type="float">
            <text:p>108612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345031" calcext:value-type="float">
            <text:p>345031</text:p>
          </table:table-cell>
        </table:table-row>
        <table:table-row table:style-name="ro1">
          <table:table-cell office:value-type="string" calcext:value-type="string">
            <text:p>Aggravated Assault</text:p>
          </table:table-cell>
          <table:table-cell office:value-type="float" office:value="724149" calcext:value-type="float">
            <text:p>724149</text:p>
          </table:table-cell>
        </table:table-row>
      </table:table>
      <table:table table:name="arrest-incidents-2013" table:style-name="ta1">
        <table:shapes>
          <draw:frame draw:z-index="0" draw:style-name="gr1" draw:text-style-name="P1" svg:width="998.25pt" svg:height="473.5pt" svg:x="560.66pt" svg:y="16.36pt">
            <loext:p draw:notify-on-update-of-ranges="'arrest-incidents-2013'.A3:'arrest-incidents-2013'.A6 'arrest-incidents-2013'.B2:'arrest-incidents-2013'.B2 'arrest-incidents-2013'.B3:'arrest-incidents-2013'.B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931.55pt" svg:height="690.94pt" svg:x="538.07pt" svg:y="591.17pt">
            <loext:p draw:notify-on-update-of-ranges="'arrest-incidents-2013'.A3:'arrest-incidents-2013'.A6 'arrest-incidents-2013'.C2:'arrest-incidents-2013'.C2 'arrest-incidents-2013'.C3:'arrest-incidents-2013'.C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5"/>
        <table:table-column table:style-name="co4" table:number-columns-repeated="2" table:default-cell-style-name="ce6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rests per Incident</text:p>
          </table:table-cell>
          <table:table-cell table:style-name="Default" office:value-type="string" calcext:value-type="string">
            <text:p>Arrests</text:p>
          </table:table-cell>
          <table:table-cell table:style-name="Default" office:value-type="string" calcext:value-type="string">
            <text:p>Incid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rder/nonnegligent manslaughter</text:p>
          </table:table-cell>
          <table:table-cell table:formula="of:=[.C3] / [.D3]" office:value-type="float" office:value="0.720695970695971" calcext:value-type="float">
            <text:p>0.72</text:p>
          </table:table-cell>
          <table:table-cell office:value-type="float" office:value="10231" calcext:value-type="float">
            <text:p>10231</text:p>
          </table:table-cell>
          <table:table-cell office:value-type="float" office:value="14196" calcext:value-type="float">
            <text:p>14196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Rape</text:p>
          </table:table-cell>
          <table:table-cell table:formula="of:=[.C4] / [.D4]" office:value-type="float" office:value="0.155259087393658" calcext:value-type="float">
            <text:p>0.16</text:p>
          </table:table-cell>
          <table:table-cell office:value-type="float" office:value="16863" calcext:value-type="float">
            <text:p>16863</text:p>
          </table:table-cell>
          <table:table-cell office:value-type="float" office:value="108612" calcext:value-type="float">
            <text:p>108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ery</text:p>
          </table:table-cell>
          <table:table-cell table:formula="of:=[.C5] / [.D5]" office:value-type="float" office:value="0.273615993925184" calcext:value-type="float">
            <text:p>0.27</text:p>
          </table:table-cell>
          <table:table-cell office:value-type="float" office:value="94406" calcext:value-type="float">
            <text:p>94406</text:p>
          </table:table-cell>
          <table:table-cell office:value-type="float" office:value="345031" calcext:value-type="float">
            <text:p>3450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gravated assault</text:p>
          </table:table-cell>
          <table:table-cell table:formula="of:=[.C6] / [.D6]" office:value-type="float" office:value="0.495560996424769" calcext:value-type="float">
            <text:p>0.50</text:p>
          </table:table-cell>
          <table:table-cell office:value-type="float" office:value="358860" calcext:value-type="float">
            <text:p>358860</text:p>
          </table:table-cell>
          <table:table-cell office:value-type="float" office:value="724149" calcext:value-type="float">
            <text:p>724149</text:p>
          </table:table-cell>
          <table:table-cell table:number-columns-repeated="2"/>
        </table:table-row>
      </table:table>
      <table:table table:name="cleared-2013" table:style-name="ta1">
        <table:shapes>
          <draw:frame draw:z-index="0" draw:style-name="gr1" draw:text-style-name="P1" svg:width="1117.56pt" svg:height="720.2pt" svg:x="746.33pt" svg:y="267pt">
            <loext:p draw:notify-on-update-of-ranges="'cleared-2013'.H3:'cleared-2013'.H6 'cleared-2013'.I2:'cleared-2013'.I2 'cleared-2013'.I3:'cleared-2013'.I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column table:style-name="co4" table:default-cell-style-name="Default"/>
        <table:table-column table:style-name="co4" table:default-cell-style-name="ce6"/>
        <table:table-row table:style-name="ro1">
          <table:table-cell table:number-columns-repeated="7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Murder and</text:p>
            <text:p>nonnegligent</text:p>
            <text:p>manslaughter</text:p>
          </table:table-cell>
          <table:table-cell table:style-name="ce4" office:value-type="string" calcext:value-type="string">
            <text:p>Rape (revised</text:p>
            <text:p>definition)1</text:p>
          </table:table-cell>
          <table:table-cell table:style-name="ce4" office:value-type="string" calcext:value-type="string">
            <text:p>Rape (legacy</text:p>
            <text:p>definition)2</text:p>
          </table:table-cell>
          <table:table-cell table:style-name="ce4" office:value-type="string" calcext:value-type="string">
            <text:p>Robbery</text:p>
          </table:table-cell>
          <table:table-cell table:style-name="ce4" office:value-type="string" calcext:value-type="string">
            <text:p>Aggravated</text:p>
            <text:p>assault</text:p>
          </table:table-cell>
          <table:table-cell/>
          <table:table-cell table:style-name="Default"/>
          <table:table-cell table:style-name="Default" office:value-type="string" calcext:value-type="string">
            <text:p>Offenses Known per Incident</text:p>
          </table:table-cell>
          <table:table-cell table:style-name="Default" office:value-type="string" calcext:value-type="string">
            <text:p>Incidents</text:p>
          </table:table-cell>
          <table:table-cell office:value-type="string" calcext:value-type="string">
            <text:p>Offenses Known</text:p>
          </table:table-cell>
          <table:table-cell table:style-name="Default" office:value-type="string" calcext:value-type="string">
            <text:p>Arrests</text:p>
          </table:table-cell>
        </table:table-row>
        <table:table-row table:style-name="ro4">
          <table:table-cell table:style-name="ce7" office:value-type="string" calcext:value-type="string">
            <text:p>Offenses known</text:p>
          </table:table-cell>
          <table:table-cell table:style-name="ce6" office:value-type="float" office:value="13075" calcext:value-type="float">
            <text:p>13075</text:p>
          </table:table-cell>
          <table:table-cell table:style-name="ce6" office:value-type="float" office:value="54598" calcext:value-type="float">
            <text:p>54598</text:p>
          </table:table-cell>
          <table:table-cell table:style-name="ce6" office:value-type="float" office:value="34271" calcext:value-type="float">
            <text:p>34271</text:p>
          </table:table-cell>
          <table:table-cell table:style-name="ce6" office:value-type="float" office:value="319047" calcext:value-type="float">
            <text:p>319047</text:p>
          </table:table-cell>
          <table:table-cell table:style-name="ce6" office:value-type="float" office:value="672440" calcext:value-type="float">
            <text:p>672440</text:p>
          </table:table-cell>
          <table:table-cell/>
          <table:table-cell office:value-type="string" calcext:value-type="string">
            <text:p>Murder/nonnegligent manslaughter</text:p>
          </table:table-cell>
          <table:table-cell table:formula="of:=[.K3]/[.J3]" office:value-type="float" office:value="0.921034094111017" calcext:value-type="float">
            <text:p>0.92</text:p>
          </table:table-cell>
          <table:table-cell office:value-type="float" office:value="14196" calcext:value-type="float">
            <text:p>14196</text:p>
          </table:table-cell>
          <table:table-cell table:formula="of:=[.B3]" office:value-type="float" office:value="13075" calcext:value-type="float">
            <text:p>13075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4">
          <table:table-cell table:style-name="ce4" office:value-type="string" calcext:value-type="string">
            <text:p>Percent cleared by arrest</text:p>
          </table:table-cell>
          <table:table-cell table:style-name="ce6" office:value-type="float" office:value="64.1" calcext:value-type="float">
            <text:p>64.1</text:p>
          </table:table-cell>
          <table:table-cell table:style-name="ce6" office:value-type="float" office:value="40.6" calcext:value-type="float">
            <text:p>40.6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9.4" calcext:value-type="float">
            <text:p>29.4</text:p>
          </table:table-cell>
          <table:table-cell table:style-name="ce6" office:value-type="float" office:value="57.7" calcext:value-type="float">
            <text:p>57.7</text:p>
          </table:table-cell>
          <table:table-cell/>
          <table:table-cell office:value-type="string" calcext:value-type="string">
            <text:p>Rape</text:p>
          </table:table-cell>
          <table:table-cell table:formula="of:=[.K4]/[.J4]" office:value-type="float" office:value="0.502688469045778" calcext:value-type="float">
            <text:p>0.50</text:p>
          </table:table-cell>
          <table:table-cell office:value-type="float" office:value="108612" calcext:value-type="float">
            <text:p>108612</text:p>
          </table:table-cell>
          <table:table-cell table:formula="of:=[.C3]" office:value-type="float" office:value="54598" calcext:value-type="float">
            <text:p>54598</text:p>
          </table:table-cell>
          <table:table-cell office:value-type="float" office:value="16863" calcext:value-type="float">
            <text:p>16863</text:p>
          </table:table-cell>
        </table:table-row>
        <table:table-row table:style-name="ro1">
          <table:table-cell office:value-type="string" calcext:value-type="string">
            <text:p>Offenses cleared by arrest</text:p>
          </table:table-cell>
          <table:table-cell table:style-name="ce8" table:formula="of:=[.B3]*([.B4]/100)" office:value-type="float" office:value="8381.075" calcext:value-type="float">
            <text:p>8381</text:p>
          </table:table-cell>
          <table:table-cell table:style-name="ce8" table:formula="of:=[.C3]*([.C4]/100)" office:value-type="float" office:value="22166.788" calcext:value-type="float">
            <text:p>22167</text:p>
          </table:table-cell>
          <table:table-cell table:style-name="ce8" table:formula="of:=[.D3]*([.D4]/100)" office:value-type="float" office:value="13708.4" calcext:value-type="float">
            <text:p>13708</text:p>
          </table:table-cell>
          <table:table-cell table:style-name="ce8" table:formula="of:=[.E3]*([.E4]/100)" office:value-type="float" office:value="93799.818" calcext:value-type="float">
            <text:p>93800</text:p>
          </table:table-cell>
          <table:table-cell table:style-name="ce8" table:formula="of:=[.F3]*([.F4]/100)" office:value-type="float" office:value="387997.88" calcext:value-type="float">
            <text:p>387998</text:p>
          </table:table-cell>
          <table:table-cell/>
          <table:table-cell office:value-type="string" calcext:value-type="string">
            <text:p>Robbery</text:p>
          </table:table-cell>
          <table:table-cell table:formula="of:=[.K5]/[.J5]" office:value-type="float" office:value="0.924690824882402" calcext:value-type="float">
            <text:p>0.92</text:p>
          </table:table-cell>
          <table:table-cell office:value-type="float" office:value="345031" calcext:value-type="float">
            <text:p>345031</text:p>
          </table:table-cell>
          <table:table-cell table:formula="of:=[.E3]" office:value-type="float" office:value="319047" calcext:value-type="float">
            <text:p>319047</text:p>
          </table:table-cell>
          <table:table-cell office:value-type="float" office:value="94406" calcext:value-type="float">
            <text:p>94406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Aggravated assault</text:p>
          </table:table-cell>
          <table:table-cell table:formula="of:=[.K6]/[.J6]" office:value-type="float" office:value="0.928593424833839" calcext:value-type="float">
            <text:p>0.93</text:p>
          </table:table-cell>
          <table:table-cell office:value-type="float" office:value="724149" calcext:value-type="float">
            <text:p>724149</text:p>
          </table:table-cell>
          <table:table-cell table:formula="of:=[.F3]" office:value-type="float" office:value="672440" calcext:value-type="float">
            <text:p>672440</text:p>
          </table:table-cell>
          <table:table-cell office:value-type="float" office:value="358860" calcext:value-type="float">
            <text:p>358860</text:p>
          </table:table-cell>
        </table:table-row>
      </table:table>
      <table:table table:name="fdluc-2009" table:style-name="ta1">
        <table:shapes>
          <draw:frame draw:z-index="0" draw:style-name="gr1" draw:text-style-name="P1" svg:width="712.69pt" svg:height="470.58pt" svg:x="613.13pt" svg:y="29.37pt">
            <loext:p draw:notify-on-update-of-ranges="'fdluc-2009'.A2:'fdluc-2009'.A8 'fdluc-2009'.C1:'fdluc-2009'.C1 'fdluc-2009'.C2:'fdluc-2009'.C8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862.02pt" svg:height="609.87pt" svg:x="433.79pt" svg:y="532.35pt">
            <loext:p draw:notify-on-update-of-ranges="'fdluc-2009'.A2:'fdluc-2009'.A8 'fdluc-2009'.D1:'fdluc-2009'.D1 'fdluc-2009'.D2:'fdluc-2009'.D8 'fdluc-2009'.E1:'fdluc-2009'.E1 'fdluc-2009'.E2:'fdluc-2009'.E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831.2pt" svg:height="533.08pt" svg:x="1338.46pt" svg:y="66.25pt">
            <loext:p draw:notify-on-update-of-ranges="'fdluc-2009'.A2:'fdluc-2009'.A6 'fdluc-2009'.B1:'fdluc-2009'.B1 'fdluc-2009'.B2:'fdluc-2009'.B6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837.07pt" svg:height="547.57pt" svg:x="1345.24pt" svg:y="625.49pt">
            <loext:p draw:notify-on-update-of-ranges="'fdluc-2009'.A13:'fdluc-2009'.A19 'fdluc-2009'.B12:'fdluc-2009'.B12 'fdluc-2009'.B13:'fdluc-2009'.B19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4" draw:style-name="gr1" draw:text-style-name="P1" svg:width="1093.8pt" svg:height="579.17pt" svg:x="459.55pt" svg:y="1180.43pt">
            <loext:p draw:notify-on-update-of-ranges="'fdluc-2009'.D13:'fdluc-2009'.D19 'fdluc-2009'.E12:'fdluc-2009'.E12 'fdluc-2009'.E13:'fdluc-2009'.E19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/>
          <table:table-cell office:value-type="string" calcext:value-type="string">
            <text:p>Convicted Defendants</text:p>
          </table:table-cell>
          <table:table-cell office:value-type="string" calcext:value-type="string">
            <text:p>Percent Convicted</text:p>
          </table:table-cell>
          <table:table-cell office:value-type="string" calcext:value-type="string">
            <text:p>Felony</text:p>
          </table:table-cell>
          <table:table-cell office:value-type="string" calcext:value-type="string">
            <text:p>Misdemeanor</text:p>
          </table:table-cell>
          <table:table-cell office:value-type="string" calcext:value-type="string">
            <text:p>Mean Prison Sentence</text:p>
          </table:table-cell>
          <table:table-cell office:value-type="string" calcext:value-type="string">
            <text:p>Percent Convicted Incarcerated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table:style-name="ce6" office:value-type="float" office:value="217" calcext:value-type="float">
            <text:p>2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" office:value-type="string" calcext:value-type="string">
            <text:p>Rape</text:p>
          </table:table-cell>
          <table:table-cell table:style-name="ce6" office:value-type="float" office:value="412" calcext:value-type="float">
            <text:p>41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6" office:value-type="string" calcext:value-type="string">
            <text:p>Robbery</text:p>
          </table:table-cell>
          <table:table-cell office:value-type="float" office:value="3217" calcext:value-type="float">
            <text:p>3217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6" office:value-type="string" calcext:value-type="string">
            <text:p>Assault</text:p>
          </table:table-cell>
          <table:table-cell office:value-type="float" office:value="5484" calcext:value-type="float">
            <text:p>548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ther Violent</text:p>
          </table:table-cell>
          <table:table-cell office:value-type="float" office:value="2271" calcext:value-type="float">
            <text:p>2271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urglary</text:p>
          </table:table-cell>
          <table:table-cell office:value-type="float" office:value="4325" calcext:value-type="float">
            <text:p>432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otor vehicle theft</text:p>
          </table:table-cell>
          <table:table-cell office:value-type="float" office:value="1324" calcext:value-type="float">
            <text:p>1324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g24,Table 21</text:p>
          </table:table-cell>
          <table:table-cell office:value-type="string" calcext:value-type="string">
            <text:p>pg30,table 25</text:p>
          </table:table-cell>
          <table:table-cell office:value-type="string" calcext:value-type="string">
            <text:p>pg29,table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ercent Convicted Incarcerated</text:p>
          </table:table-cell>
          <table:table-cell table:number-columns-repeated="2"/>
          <table:table-cell office:value-type="string" calcext:value-type="string">
            <text:p>Mean Prison Sen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rder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ape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6" office:value-type="string" calcext:value-type="string">
            <text:p>Rape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Robbery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6" office:value-type="string" calcext:value-type="string">
            <text:p>Robbery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Assault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6" office:value-type="string" calcext:value-type="string">
            <text:p>Assault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Violent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ther Violent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lary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Burglary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vehicle theft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otor vehicle theft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number-columns-repeated="4"/>
        </table:table-row>
      </table:table>
      <table:table table:name="fssc2006" table:style-name="ta1">
        <table:shapes>
          <draw:frame draw:z-index="0" draw:style-name="gr1" draw:text-style-name="P1" svg:width="820.94pt" svg:height="585.78pt" svg:x="601.29pt" svg:y="12.02pt">
            <loext:p draw:notify-on-update-of-ranges="fssc2006.A2:fssc2006.A7 fssc2006.B1:fssc2006.B1 fssc2006.B2:fssc2006.B7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908.16pt" svg:height="528.21pt" svg:x="581.19pt" svg:y="634.62pt">
            <loext:p draw:notify-on-update-of-ranges="fssc2006.A14:fssc2006.A14 fssc2006.A15:fssc2006.A22 fssc2006.B14:fssc2006.B14 fssc2006.B15:fssc2006.B2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941.33pt" svg:height="568.09pt" svg:x="1495.39pt" svg:y="52.1pt">
            <loext:p draw:notify-on-update-of-ranges="fssc2006.A25:fssc2006.A25 fssc2006.A26:fssc2006.A33 fssc2006.B25:fssc2006.B25 fssc2006.B26:fssc2006.B33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4" table:default-cell-style-name="ce6"/>
        <table:table-column table:style-name="co4" table:default-cell-style-name="Default"/>
        <table:table-row table:style-name="ro1">
          <table:table-cell table:style-name="Default"/>
          <table:table-cell office:value-type="string" calcext:value-type="string">
            <text:p>Convictions</text:p>
          </table:table-cell>
        </table:table-row>
        <table:table-row table:style-name="ro4">
          <table:table-cell office:value-type="string" calcext:value-type="string">
            <text:p>Murder/Nonnegligent manslaughter</text:p>
          </table:table-cell>
          <table:table-cell table:style-name="ce6" office:value-type="float" office:value="8670" calcext:value-type="float">
            <text:p>8670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table:style-name="ce6" office:value-type="float" office:value="14720" calcext:value-type="float">
            <text:p>14720</text:p>
          </table:table-cell>
        </table:table-row>
        <table:table-row table:style-name="ro5">
          <table:table-cell office:value-type="string" calcext:value-type="string">
            <text:p>Other sexual assault</text:p>
          </table:table-cell>
          <table:table-cell table:style-name="ce6" office:value-type="float" office:value="18480" calcext:value-type="float">
            <text:p>18480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table:style-name="ce6" office:value-type="float" office:value="41740" calcext:value-type="float">
            <text:p>41740</text:p>
          </table:table-cell>
        </table:table-row>
        <table:table-row table:style-name="ro5">
          <table:table-cell office:value-type="string" calcext:value-type="string">
            <text:p>Aggravated assault</text:p>
          </table:table-cell>
          <table:table-cell table:style-name="ce6" office:value-type="float" office:value="100560" calcext:value-type="float">
            <text:p>100560</text:p>
          </table:table-cell>
        </table:table-row>
        <table:table-row table:style-name="ro1">
          <table:table-cell office:value-type="string" calcext:value-type="string">
            <text:p>Other violent</text:p>
          </table:table-cell>
          <table:table-cell table:style-name="ce6" office:value-type="float" office:value="21980" calcext:value-type="float">
            <text:p>21980</text:p>
          </table:table-cell>
        </table:table-row>
        <table:table-row table:style-name="ro1" table:number-rows-repeated="5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pg6,table1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ean Prison Sentence</text:p>
          </table:table-cell>
        </table:table-row>
        <table:table-row table:style-name="ro2">
          <table:table-cell office:value-type="string" calcext:value-type="string">
            <text:p>Murder/Nonnegligent manslaughter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office:value-type="float" office:value="138" calcext:value-type="float">
            <text:p>138</text:p>
          </table:table-cell>
        </table:table-row>
        <table:table-row table:style-name="ro3">
          <table:table-cell office:value-type="string" calcext:value-type="string">
            <text:p>Other sexual assault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87" calcext:value-type="float">
            <text:p>87</text:p>
          </table:table-cell>
        </table:table-row>
        <table:table-row table:style-name="ro3">
          <table:table-cell office:value-type="string" calcext:value-type="string">
            <text:p>Aggravated assaul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ther violen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urglary</text:p>
          </table:table-cell>
          <table:table-cell office:value-type="float" office:value="41" calcext:value-type="float">
            <text:p>41</text:p>
          </table:table-cell>
        </table:table-row>
        <table:table-row table:style-name="ro5">
          <table:table-cell office:value-type="string" calcext:value-type="string">
            <text:p>Motor vehicle thef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pg4,table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ercent Incarcerated</text:p>
          </table:table-cell>
        </table:table-row>
        <table:table-row table:style-name="ro2">
          <table:table-cell office:value-type="string" calcext:value-type="string">
            <text:p>Murder/Nonnegligent manslaughter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Rape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Other sexual assaul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Robbery</text:p>
          </table:table-cell>
          <table:table-cell office:value-type="float" office:value="85" calcext:value-type="float">
            <text:p>85</text:p>
          </table:table-cell>
        </table:table-row>
        <table:table-row table:style-name="ro3">
          <table:table-cell office:value-type="string" calcext:value-type="string">
            <text:p>Aggravated assault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Other violent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urglary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Motor vehicle theft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1:52:35.195433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3:53:24.155031217</dc:date>
    <meta:editing-duration>PT13H40M25S</meta:editing-duration>
    <meta:editing-cycles>25</meta:editing-cycles>
    <meta:generator>LibreOffice/5.1.0.3$Linux_X86_64 LibreOffice_project/10m0$Build-3</meta:generator>
    <meta:document-statistic meta:table-count="11" meta:cell-count="527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29cm" svg:height="21.33cm" xlink:href=".." xlink:type="simple" chart:class="chart:bar" chart:style-name="ch1">
        <chart:title svg:x="6.271cm" svg:y="0.561cm" chart:style-name="ch2">
          <text:p>Victimizations, by Type of Crime and Gender, NCVS, 2014</text:p>
        </chart:title>
        <chart:legend chart:legend-position="end" svg:x="27.655cm" svg:y="9.658cm" style:legend-expansion="high" chart:style-name="ch3"/>
        <chart:plot-area chart:style-name="ch4" table:cell-range-address="NVAT_Gender_2014.A2:NVAT_Gender_2014.C6" chart:data-source-has-labels="both" svg:x="2.537cm" svg:y="2.206cm" svg:width="24.493cm" svg:height="18.698cm">
          <chartooo:coordinate-region svg:x="4.825cm" svg:y="2.498cm" svg:width="22.205cm" svg:height="17.574cm"/>
          <chart:axis chart:dimension="x" chart:name="primary-x" chart:style-name="ch5" chartooo:axis-type="auto">
            <chartooo:date-scale/>
            <chart:categories table:cell-range-address="NVAT_Gender_2014.A3:NVAT_Gender_2014.A6"/>
          </chart:axis>
          <chart:axis chart:dimension="y" chart:name="primary-y" chart:style-name="ch6">
            <chart:title svg:x="0.451cm" svg:y="14.247cm" chart:style-name="ch7">
              <text:p>Victimizations</text:p>
            </chart:title>
            <chart:grid chart:style-name="ch8" chart:class="major"/>
          </chart:axis>
          <chart:series chart:style-name="ch9" chart:values-cell-range-address="NVAT_Gender_2014.B3:NVAT_Gender_2014.B6" chart:label-cell-address="NVAT_Gender_2014.B2:NVAT_Gender_2014.B2" chart:class="chart:bar">
            <chart:data-point chart:repeated="4"/>
          </chart:series>
          <chart:series chart:style-name="ch10" chart:values-cell-range-address="NVAT_Gender_2014.C3:NVAT_Gender_2014.C6" chart:label-cell-address="NVAT_Gender_2014.C2:NVAT_Gender_2014.C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NVAT_Gender_2014.B2:NVAT_Gender_2014.B2</svg:desc>
                </draw:g>
              </table:table-cell>
              <table:table-cell office:value-type="string">
                <text:p>Female</text:p>
                <draw:g>
                  <svg:desc>NVAT_Gender_2014.C2:NVAT_Gender_201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NVAT_Gender_2014.A3:NVAT_Gender_2014.A6</svg:desc>
                </draw:g>
              </table:table-cell>
              <table:table-cell office:value-type="float" office:value="28032">
                <text:p>28032</text:p>
                <draw:g>
                  <svg:desc>NVAT_Gender_2014.B3:NVAT_Gender_2014.B6</svg:desc>
                </draw:g>
              </table:table-cell>
              <table:table-cell office:value-type="float" office:value="256313">
                <text:p>256313</text:p>
                <draw:g>
                  <svg:desc>NVAT_Gender_2014.C3:NVAT_Gender_2014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95544">
                <text:p>395544</text:p>
              </table:table-cell>
              <table:table-cell office:value-type="float" office:value="268668">
                <text:p>268668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60072">
                <text:p>660072</text:p>
              </table:table-cell>
              <table:table-cell office:value-type="float" office:value="432019">
                <text:p>432019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657905">
                <text:p>1657905</text:p>
              </table:table-cell>
              <table:table-cell office:value-type="float" office:value="1661018">
                <text:p>1661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4cm" chart:symbol-height="0.4cm" chart:link-data-style-to-source="true" chart:data-label-number="value" chart:data-label-text="false" chart:data-label-symbol="false" chart:label-position="right"/>
      <style:graphic-properties draw:stroke="none" svg:stroke-width="0.08cm" svg:stroke-color="#004586" draw:fill-color="#004586" dr3d:edge-rounding="5%"/>
      <style:text-properties fo:font-size="15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17cm" svg:height="16.705cm" xlink:href=".." xlink:type="simple" chart:class="chart:line" chart:style-name="ch1">
        <chart:title svg:x="8.749cm" svg:y="0.469cm" chart:style-name="ch2">
          <text:p>Arrests per Incident, by Type of Crime, FBI UCR, 2013</text:p>
        </chart:title>
        <chart:plot-area chart:style-name="ch3" table:cell-range-address="'arrest-incidents-2013'.A2:'arrest-incidents-2013'.B6" chart:data-source-has-labels="both" svg:x="0.344cm" svg:y="1.73cm" svg:width="34.712cm" svg:height="14.339cm">
          <chartooo:coordinate-region svg:x="5.914cm" svg:y="2.129cm" svg:width="26.058cm" svg:height="12.896cm"/>
          <chart:axis chart:dimension="x" chart:name="primary-x" chart:style-name="ch4" chartooo:axis-type="auto">
            <chartooo:date-scale/>
            <chart:categories table:cell-range-address="'arrest-incidents-2013'.A3:'arrest-incidents-2013'.A6"/>
          </chart:axis>
          <chart:axis chart:dimension="y" chart:name="primary-y" chart:style-name="ch5">
            <chart:title svg:x="2.687cm" svg:y="11.029cm" chart:style-name="ch6">
              <text:p>Arrests per Incident</text:p>
            </chart:title>
            <chart:grid chart:style-name="ch7" chart:class="major"/>
          </chart:axis>
          <chart:series chart:style-name="ch8" chart:values-cell-range-address="'arrest-incidents-2013'.B3:'arrest-incidents-2013'.B6" chart:label-cell-address="'arrest-incidents-2013'.B2:'arrest-incidents-2013'.B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sts per Incident</text:p>
                <draw:g>
                  <svg:desc>'arrest-incidents-2013'.B2:'arrest-incidents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arrest-incidents-2013'.A3:'arrest-incidents-2013'.A6</svg:desc>
                </draw:g>
              </table:table-cell>
              <table:table-cell office:value-type="float" office:value="0.720695970695971">
                <text:p>0.720695970695971</text:p>
                <draw:g>
                  <svg:desc>'arrest-incidents-2013'.B3:'arrest-incidents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0.155259087393658">
                <text:p>0.15525908739365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.273615993925184">
                <text:p>0.273615993925184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0.495560996424769">
                <text:p>0.49556099642476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Regular" fo:font-size="18pt" fo:font-weight="bold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-and-percentage" chart:data-label-text="false" chart:data-label-symbol="false" chart:label-position="inside">
        <chart:label-separator>
          <text:p><text:line-break/></text:p>
        </chart:label-separator>
      </style:chart-properties>
      <style:graphic-properties draw:stroke="none" draw:fill-color="#004586" fo:wrap-option="wrap"/>
      <style:text-properties fo:color="#000000" fo:font-size="18pt" fo:font-weight="bold" style:font-size-asian="10pt" style:font-size-complex="10pt"/>
    </style:style>
    <style:style style:name="ch9" style:family="chart">
      <style:chart-properties chart:solid-type="cuboid" chart:label-position="outside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64cm" svg:height="24.376cm" xlink:href=".." xlink:type="simple" chart:class="chart:circle" chart:style-name="ch1">
        <chart:title svg:x="15.254cm" svg:y="1.092cm" chart:style-name="ch2">
          <text:p>Arrests of Violent Crime, FBI UCR, 2013</text:p>
        </chart:title>
        <chart:legend svg:x="19.76cm" svg:y="8.959cm" style:legend-expansion="custom" chartooo:width="13.103cm" chartooo:height="4.209cm" style:legend-expansion-aspect-ratio="3.11309099548586" chart:style-name="ch3"/>
        <chart:plot-area chart:style-name="ch4" table:cell-range-address="'arrest-incidents-2013'.A3:'arrest-incidents-2013'.A6 'arrest-incidents-2013'.C2:'arrest-incidents-2013'.C6" chart:data-source-has-labels="both" svg:x="0.137cm" svg:y="1.381cm" svg:width="20.413cm" svg:height="21.97cm">
          <chartooo:coordinate-region svg:x="0.137cm" svg:y="2.938cm" svg:width="20.413cm" svg:height="20.413cm"/>
          <chart:axis chart:dimension="x" chart:name="primary-x" chart:style-name="ch5" chartooo:axis-type="auto">
            <chartooo:date-scale/>
            <chart:categories table:cell-range-address="'arrest-incidents-2013'.A3:'arrest-incidents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rrest-incidents-2013'.C3:'arrest-incidents-2013'.C6" chart:label-cell-address="'arrest-incidents-2013'.C2:'arrest-incidents-2013'.C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ests</text:p>
                <draw:g>
                  <svg:desc>'arrest-incidents-2013'.C2:'arrest-incidents-2013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arrest-incidents-2013'.A3:'arrest-incidents-2013'.A6</svg:desc>
                </draw:g>
              </table:table-cell>
              <table:table-cell office:value-type="float" office:value="10231">
                <text:p>10231</text:p>
                <draw:g>
                  <svg:desc>'arrest-incidents-2013'.C3:'arrest-incidents-2013'.C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6863">
                <text:p>16863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94406">
                <text:p>94406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358860">
                <text:p>3588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fo:font-weight="bold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999999" dr3d:edge-rounding="5%"/>
      <style:text-properties fo:font-size="15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426cm" svg:height="25.408cm" xlink:href=".." xlink:type="simple" chart:class="chart:bar" chart:style-name="ch1">
        <chart:title svg:x="7.628cm" svg:y="0.644cm" chart:style-name="ch2">
          <text:p>Offenses Known per Incident, By Type of Crime, FBI UCR, 2013</text:p>
        </chart:title>
        <chart:plot-area chart:style-name="ch3" table:cell-range-address="'cleared-2013'.H2:'cleared-2013'.I6" chart:data-source-has-labels="both" svg:x="2.457cm" svg:y="2.613cm" svg:width="36.181cm" svg:height="22.287cm">
          <chartooo:coordinate-region svg:x="4.013cm" svg:y="2.918cm" svg:width="34.625cm" svg:height="20.938cm"/>
          <chart:axis chart:dimension="x" chart:name="primary-x" chart:style-name="ch4" chartooo:axis-type="auto">
            <chartooo:date-scale/>
            <chart:categories table:cell-range-address="'cleared-2013'.H3:'cleared-2013'.H6"/>
          </chart:axis>
          <chart:axis chart:dimension="y" chart:name="primary-y" chart:style-name="ch5">
            <chart:title svg:x="0.451cm" svg:y="18.487cm" chart:style-name="ch6">
              <text:p>Offenses Known per Incident</text:p>
            </chart:title>
            <chart:grid chart:style-name="ch7" chart:class="major"/>
          </chart:axis>
          <chart:series chart:style-name="ch8" chart:values-cell-range-address="'cleared-2013'.I3:'cleared-2013'.I6" chart:label-cell-address="'cleared-2013'.I2:'cleared-2013'.I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enses Known per Incident</text:p>
                <draw:g>
                  <svg:desc>'cleared-2013'.I2:'cleared-2013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cleared-2013'.H3:'cleared-2013'.H6</svg:desc>
                </draw:g>
              </table:table-cell>
              <table:table-cell office:value-type="float" office:value="0.921034094111017">
                <text:p>0.921034094111017</text:p>
                <draw:g>
                  <svg:desc>'cleared-2013'.I3:'cleared-2013'.I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0.502688469045778">
                <text:p>0.50268846904577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0.924690824882402">
                <text:p>0.924690824882402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0.928593424833839">
                <text:p>0.9285934248338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6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43cm" svg:height="16.602cm" xlink:href=".." xlink:type="simple" chart:class="chart:bar" chart:style-name="ch1">
        <chart:title svg:x="2.019cm" svg:y="0.467cm" chart:style-name="ch2">
          <text:p>Percent Defendants Convivcted, By Type of Crime, FDLUC, 2009</text:p>
        </chart:title>
        <chart:plot-area chart:style-name="ch3" table:cell-range-address="'fdluc-2009'.A2:'fdluc-2009'.A8 'fdluc-2009'.C1:'fdluc-2009'.C8" chart:data-source-has-labels="both" svg:x="2.171cm" svg:y="2.018cm" svg:width="22.47cm" svg:height="14.252cm">
          <chartooo:coordinate-region svg:x="3.216cm" svg:y="2.018cm" svg:width="21.425cm" svg:height="8.87cm"/>
          <chart:axis chart:dimension="x" chart:name="primary-x" chart:style-name="ch4" chartooo:axis-type="auto">
            <chartooo:date-scale/>
            <chart:categories table:cell-range-address="'fdluc-2009'.A2:'fdluc-2009'.A8"/>
          </chart:axis>
          <chart:axis chart:dimension="y" chart:name="primary-y" chart:style-name="ch5">
            <chart:title svg:x="0.506cm" svg:y="9.656cm" chart:style-name="ch6">
              <text:p>Percent Convicted</text:p>
            </chart:title>
            <chart:grid chart:style-name="ch7" chart:class="major"/>
          </chart:axis>
          <chart:series chart:style-name="ch8" chart:values-cell-range-address="'fdluc-2009'.C2:'fdluc-2009'.C8" chart:label-cell-address="'fdluc-2009'.C1:'fdluc-2009'.C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Convicted</text:p>
                <draw:g>
                  <svg:desc>'fdluc-2009'.C1:'fdluc-2009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2:'fdluc-2009'.A8</svg:desc>
                </draw:g>
              </table:table-cell>
              <table:table-cell office:value-type="float" office:value="70">
                <text:p>70</text:p>
                <draw:g>
                  <svg:desc>'fdluc-2009'.C2:'fdluc-2009'.C8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ffd320" dr3d:edge-rounding="5%"/>
      <style:text-properties fo:font-size="15pt" fo:font-weight="bold" style:font-size-asian="10pt" style:font-size-complex="10pt"/>
    </style:style>
    <style:style style:name="ch9" style:family="chart" style:data-style-name="N10011">
      <style:chart-properties chart:link-data-style-to-source="true" chart:data-label-number="percentage" chart:data-label-text="false" chart:data-label-symbol="false" chart:label-position="center"/>
      <style:graphic-properties draw:stroke="none" draw:fill-color="#579d1c"/>
      <style:text-properties fo:color="#1c1c1c" fo:font-size="16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11cm" svg:height="21.516cm" xlink:href=".." xlink:type="simple" chart:class="chart:bar" chart:style-name="ch1">
        <chart:title svg:x="2.06cm" svg:y="0.565cm" chart:style-name="ch2">
          <text:p>Felony vs. Misdemeanor Conviction Percentage, By Type of Crime, FDLUC, 2009</text:p>
        </chart:title>
        <chart:legend chart:legend-position="end" svg:x="24.818cm" svg:y="9.751cm" style:legend-expansion="high" chart:style-name="ch3"/>
        <chart:plot-area chart:style-name="ch4" table:cell-range-address="'fdluc-2009'.A2:'fdluc-2009'.A8 'fdluc-2009'.D1:'fdluc-2009'.E8" chart:data-source-has-labels="both" svg:x="0.608cm" svg:y="2.214cm" svg:width="23.602cm" svg:height="18.872cm">
          <chartooo:coordinate-region svg:x="3.69cm" svg:y="2.214cm" svg:width="20.52cm" svg:height="13.491cm"/>
          <chart:axis chart:dimension="x" chart:name="primary-x" chart:style-name="ch5" chartooo:axis-type="auto">
            <chartooo:date-scale/>
            <chart:categories table:cell-range-address="'fdluc-2009'.A2:'fdluc-2009'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dluc-2009'.D2:'fdluc-2009'.D8" chart:label-cell-address="'fdluc-2009'.D1:'fdluc-2009'.D1" chart:class="chart:bar">
            <chart:data-point chart:repeated="7"/>
          </chart:series>
          <chart:series chart:style-name="ch9" chart:values-cell-range-address="'fdluc-2009'.E2:'fdluc-2009'.E8" chart:label-cell-address="'fdluc-2009'.E1:'fdluc-2009'.E1" chart:class="chart:bar"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lony</text:p>
                <draw:g>
                  <svg:desc>'fdluc-2009'.D1:'fdluc-2009'.D1</svg:desc>
                </draw:g>
              </table:table-cell>
              <table:table-cell office:value-type="string">
                <text:p>Misdemeanor</text:p>
                <draw:g>
                  <svg:desc>'fdluc-2009'.E1:'fdluc-2009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2:'fdluc-2009'.A8</svg:desc>
                </draw:g>
              </table:table-cell>
              <table:table-cell office:value-type="float" office:value="70">
                <text:p>70</text:p>
                <draw:g>
                  <svg:desc>'fdluc-2009'.D2:'fdluc-2009'.D8</svg:desc>
                </draw:g>
              </table:table-cell>
              <table:table-cell office:value-type="float" office:value="0">
                <text:p>0</text:p>
                <draw:g>
                  <svg:desc>'fdluc-2009'.E2:'fdluc-2009'.E8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60">
                <text:p>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label-position="avoid-overlap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color="#ffffff" fo:font-size="16pt" fo:font-weight="bold" style:font-size-asian="10pt" style:font-size-complex="10pt"/>
    </style:style>
    <style:style style:name="ch8" style:family="chart">
      <style:chart-properties chart:solid-type="cuboid"/>
      <style:graphic-properties draw:fill-color="#006699"/>
    </style:style>
    <style:style style:name="ch9" style:family="chart">
      <style:chart-properties chart:solid-type="cuboid"/>
      <style:graphic-properties draw:fill-color="#cc99cc"/>
    </style:style>
    <style:style style:name="ch10" style:family="chart">
      <style:chart-properties chart:solid-type="cuboid"/>
      <style:graphic-properties draw:fill-color="#cc9966"/>
    </style:style>
    <style:style style:name="ch11" style:family="chart">
      <style:chart-properties chart:solid-type="cuboid"/>
      <style:graphic-properties draw:fill-color="#ff8080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24cm" svg:height="18.807cm" xlink:href=".." xlink:type="simple" chart:class="chart:circle" chart:style-name="ch1">
        <chart:title svg:x="3.74cm" svg:y="0.511cm" chart:style-name="ch2">
          <text:p>Felons Convicted of Violent Crime, By Type of Crime, FDLUC, 2009</text:p>
        </chart:title>
        <chart:plot-area chart:style-name="ch3" table:cell-range-address="'fdluc-2009'.A1:'fdluc-2009'.B6" chart:data-source-has-labels="both" svg:x="0.586cm" svg:y="2.106cm" svg:width="28.152cm" svg:height="16.325cm">
          <chartooo:coordinate-region svg:x="6.5cm" svg:y="2.107cm" svg:width="16.324cm" svg:height="16.324cm"/>
          <chart:axis chart:dimension="x" chart:name="primary-x" chart:style-name="ch4" chartooo:axis-type="auto">
            <chartooo:date-scale/>
            <chart:categories table:cell-range-address="'fdluc-2009'.A2:'fdluc-2009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dluc-2009'.B2:'fdluc-2009'.B6" chart:label-cell-address="'fdluc-2009'.B1:'fdluc-2009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icted Defendants</text:p>
                <draw:g>
                  <svg:desc>'fdluc-2009'.B1:'fdluc-2009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2:'fdluc-2009'.A6</svg:desc>
                </draw:g>
              </table:table-cell>
              <table:table-cell office:value-type="float" office:value="217">
                <text:p>217</text:p>
                <draw:g>
                  <svg:desc>'fdluc-2009'.B2:'fdluc-2009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2271">
                <text:p>227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-and-percentage" chart:data-label-text="true" chart:data-label-symbol="false" chart:label-position="center">
        <chart:label-separator>
          <text:p><text:line-break/></text:p>
        </chart:label-separator>
      </style:chart-properties>
      <style:graphic-properties draw:stroke="none" draw:fill-color="#ffccff" dr3d:edge-rounding="5%"/>
      <style:text-properties fo:color="#000000" fo:font-size="15pt" fo:font-weight="bold" style:font-size-asian="10pt" style:font-size-complex="10pt"/>
    </style:style>
    <style:style style:name="ch8" style:family="chart">
      <style:chart-properties chart:solid-type="cuboid" chart:pie-offset="54"/>
      <style:graphic-properties draw:fill-color="#993366"/>
    </style:style>
    <style:style style:name="ch9" style:family="chart">
      <style:chart-properties chart:solid-type="cuboid" chart:pie-offset="6"/>
      <style:graphic-properties draw:fill-color="#9999ff"/>
    </style:style>
    <style:style style:name="ch10" style:family="chart">
      <style:chart-properties chart:solid-type="cuboid" chart:pie-offset="74"/>
      <style:graphic-properties draw:fill-color="#cc6699"/>
    </style:style>
    <style:style style:name="ch11" style:family="chart">
      <style:chart-properties chart:solid-type="cuboid" chart:pie-offset="49"/>
      <style:graphic-properties draw:fill-color="#660066"/>
    </style:style>
    <style:style style:name="ch12" style:family="chart">
      <style:chart-properties chart:solid-type="cuboid" chart:pie-offset="27"/>
      <style:graphic-properties draw:fill-color="#99ff66"/>
    </style:style>
    <style:style style:name="ch13" style:family="chart">
      <style:chart-properties chart:solid-type="cuboid" chart:pie-offset="4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962cm" svg:height="20.666cm" xlink:href=".." xlink:type="simple" chart:class="chart:ring" chart:style-name="ch1">
        <chart:title svg:x="4.723cm" svg:y="0.548cm" chart:style-name="ch2">
          <text:p>Convictions of Violent Crime, By Type of Crime, FSSC, 2006</text:p>
        </chart:title>
        <chart:plot-area chart:style-name="ch3" table:cell-range-address="fssc2006.A1:fssc2006.B7" chart:data-source-has-labels="both" svg:x="5.782cm" svg:y="2.383cm" svg:width="18.037cm" svg:height="17.715cm">
          <chartooo:coordinate-region svg:x="7.903cm" svg:y="4.404cm" svg:width="15.094cm" svg:height="15.095cm"/>
          <chart:axis chart:dimension="x" chart:name="primary-x" chart:style-name="ch4" chartooo:axis-type="auto">
            <chartooo:date-scale/>
            <chart:categories table:cell-range-address="fssc2006.A2:fssc2006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ssc2006.B2:fssc2006.B7" chart:label-cell-address="fssc2006.B1:fssc2006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ictions</text:p>
                <draw:g>
                  <svg:desc>fssc2006.B1:fssc200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fssc2006.A2:fssc2006.A7</svg:desc>
                </draw:g>
              </table:table-cell>
              <table:table-cell office:value-type="float" office:value="8670">
                <text:p>8670</text:p>
                <draw:g>
                  <svg:desc>fssc2006.B2:fssc2006.B7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4720">
                <text:p>14720</text:p>
              </table:table-cell>
            </table:table-row>
            <table:table-row>
              <table:table-cell office:value-type="string">
                <text:p>Other sexual assault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1740">
                <text:p>4174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0560">
                <text:p>100560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21980">
                <text:p>2198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15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5000b" dr3d:edge-rounding="5%"/>
      <style:text-properties fo:font-size="15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531cm" svg:height="19.318cm" xlink:href=".." xlink:type="simple" chart:class="chart:bar" chart:style-name="ch1">
        <chart:title svg:x="8.394cm" svg:y="0.521cm" chart:style-name="ch2">
          <text:p>Percent Convicted Felons Incarcerated</text:p>
        </chart:title>
        <chart:subtitle svg:x="11.045cm" svg:y="2.126cm" chart:style-name="ch3">
          <text:p>by type of crime, FDLUC, 2009</text:p>
        </chart:subtitle>
        <chart:plot-area chart:style-name="ch4" table:cell-range-address="'fdluc-2009'.A12:'fdluc-2009'.B19" chart:data-source-has-labels="both" svg:x="0.59cm" svg:y="3.413cm" svg:width="28.351cm" svg:height="15.519cm">
          <chartooo:coordinate-region svg:x="2.032cm" svg:y="3.413cm" svg:width="26.909cm" svg:height="10.137cm"/>
          <chart:axis chart:dimension="x" chart:name="primary-x" chart:style-name="ch5" chartooo:axis-type="auto">
            <chartooo:date-scale/>
            <chart:categories table:cell-range-address="'fdluc-2009'.A13:'fdluc-2009'.A1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fdluc-2009'.B13:'fdluc-2009'.B19" chart:label-cell-address="'fdluc-2009'.B12:'fdluc-2009'.B1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Convicted Incarcerated</text:p>
                <draw:g>
                  <svg:desc>'fdluc-2009'.B12:'fdluc-2009'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A13:'fdluc-2009'.A19</svg:desc>
                </draw:g>
              </table:table-cell>
              <table:table-cell office:value-type="float" office:value="100">
                <text:p>100</text:p>
                <draw:g>
                  <svg:desc>'fdluc-2009'.B13:'fdluc-2009'.B19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8pt" style:font-size-asian="11pt" style:font-size-complex="11pt"/>
    </style:style>
    <style:style style:name="ch4" style:family="chart">
      <style:chart-properties chart:symbol-type="automatic"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style:rotation-angle="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center"/>
      <style:graphic-properties draw:stroke="none" draw:fill-color="#ccff00" dr3d:edge-rounding="5%"/>
      <style:text-properties fo:font-size="1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588cm" svg:height="20.433cm" xlink:href=".." xlink:type="simple" chart:class="chart:bar" chart:style-name="ch1">
        <chart:title svg:x="15.531cm" svg:y="0.172cm" chart:style-name="ch2">
          <text:p>Mean Prison Sentence</text:p>
        </chart:title>
        <chart:subtitle svg:x="15.009cm" svg:y="1.586cm" chart:style-name="ch3">
          <text:p>by type of crime, FDLUC, 2009</text:p>
        </chart:subtitle>
        <chart:plot-area chart:style-name="ch4" table:cell-range-address="'fdluc-2009'.D12:'fdluc-2009'.E19" chart:data-source-has-labels="both" svg:x="0.357cm" svg:y="2.821cm" svg:width="36.267cm" svg:height="16.618cm">
          <chartooo:coordinate-region svg:x="5.794cm" svg:y="2.821cm" svg:width="30.233cm" svg:height="15.574cm"/>
          <chart:axis chart:dimension="x" chart:name="primary-x" chart:style-name="ch5" chartooo:axis-type="auto">
            <chartooo:date-scale/>
            <chart:categories table:cell-range-address="'fdluc-2009'.D13:'fdluc-2009'.D19"/>
            <chart:grid chart:style-name="ch6" chart:class="major"/>
          </chart:axis>
          <chart:axis chart:dimension="y" chart:name="primary-y" chart:style-name="ch7">
            <chart:title svg:x="19.095cm" svg:y="19.213cm" chart:style-name="ch8">
              <text:p>Months</text:p>
            </chart:title>
            <chart:grid chart:style-name="ch6" chart:class="major"/>
          </chart:axis>
          <chart:series chart:style-name="ch9" chart:values-cell-range-address="'fdluc-2009'.E13:'fdluc-2009'.E19" chart:label-cell-address="'fdluc-2009'.E12:'fdluc-2009'.E1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Prison Sentence</text:p>
                <draw:g>
                  <svg:desc>'fdluc-2009'.E12:'fdluc-2009'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</text:p>
                <draw:g>
                  <svg:desc>'fdluc-2009'.D13:'fdluc-2009'.D19</svg:desc>
                </draw:g>
              </table:table-cell>
              <table:table-cell office:value-type="float" office:value="373">
                <text:p>373</text:p>
                <draw:g>
                  <svg:desc>'fdluc-2009'.E13:'fdluc-2009'.E19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Assault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20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2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7" style:family="chart">
      <style:chart-properties chart:auto-position="true" style:rotation-angle="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9999ff" dr3d:edge-rounding="5%"/>
      <style:text-properties fo:font-size="1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39cm" svg:height="18.635cm" xlink:href=".." xlink:type="simple" chart:class="chart:bar" chart:style-name="ch1">
        <chart:title svg:x="12.254cm" svg:y="0.507cm" chart:style-name="ch2">
          <text:p>Mean Prison Sentence</text:p>
        </chart:title>
        <chart:subtitle svg:x="11.156cm" svg:y="2.098cm" chart:style-name="ch3">
          <text:p>by type of crime, FSSC, 2006</text:p>
        </chart:subtitle>
        <chart:plot-area chart:style-name="ch4" table:cell-range-address="fssc2006.A14:fssc2006.B22" chart:data-source-has-labels="both" svg:x="0.64cm" svg:y="3.689cm" svg:width="30.759cm" svg:height="12.935cm">
          <chartooo:coordinate-region svg:x="9.384cm" svg:y="3.689cm" svg:width="21.419cm" svg:height="11.891cm"/>
          <chart:axis chart:dimension="x" chart:name="primary-x" chart:style-name="ch5" chartooo:axis-type="auto">
            <chartooo:date-scale/>
            <chart:categories table:cell-range-address="fssc2006.A15:fssc2006.A22"/>
          </chart:axis>
          <chart:axis chart:dimension="y" chart:name="primary-y" chart:style-name="ch6">
            <chart:title svg:x="14.701cm" svg:y="16.996cm" chart:style-name="ch7">
              <text:p>Months</text:p>
            </chart:title>
            <chart:grid chart:style-name="ch8" chart:class="major"/>
          </chart:axis>
          <chart:series chart:style-name="ch9" chart:values-cell-range-address="fssc2006.B15:fssc2006.B22" chart:label-cell-address="fssc2006.B14:fssc2006.B1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Prison Sentence</text:p>
                <draw:g>
                  <svg:desc>fssc2006.B14:fssc2006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fssc2006.A15:fssc2006.A22</svg:desc>
                </draw:g>
              </table:table-cell>
              <table:table-cell office:value-type="float" office:value="244">
                <text:p>244</text:p>
                <draw:g>
                  <svg:desc>fssc2006.B15:fssc2006.B22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Other sexual assault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62cm" svg:height="18.488cm" xlink:href=".." xlink:type="simple" chart:class="chart:bar" chart:style-name="ch1">
        <chart:title svg:x="3.976cm" svg:y="0.504cm" chart:style-name="ch2">
          <text:p>Percent of Victimizations Reported to Police, by Type of Crime, NCVS, 2014</text:p>
        </chart:title>
        <chart:plot-area chart:style-name="ch3" table:cell-range-address="percent_reported_2014.A2:percent_reported_2014.B6" chart:data-source-has-labels="both" svg:x="0.647cm" svg:y="2.092cm" svg:width="31.068cm" svg:height="13.594cm">
          <chartooo:coordinate-region svg:x="7.513cm" svg:y="2.092cm" svg:width="23.803cm" svg:height="12.55cm"/>
          <chart:axis chart:dimension="x" chart:name="primary-x" chart:style-name="ch4" chartooo:axis-type="auto">
            <chartooo:date-scale/>
            <chart:categories table:cell-range-address="percent_reported_2014.A3:percent_reported_2014.A6"/>
          </chart:axis>
          <chart:axis chart:dimension="y" chart:name="primary-y" chart:style-name="ch5">
            <chart:title svg:x="9.082cm" svg:y="16.055cm" chart:style-name="ch6">
              <text:p>Percent of Victimizations Reported to Police
</text:p>
            </chart:title>
            <chart:grid chart:style-name="ch7" chart:class="major"/>
          </chart:axis>
          <chart:series chart:style-name="ch8" chart:values-cell-range-address="percent_reported_2014.B3:percent_reported_2014.B6" chart:label-cell-address="percent_reported_2014.B2:percent_reported_2014.B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reported</text:p>
                <draw:g>
                  <svg:desc>percent_reported_2014.B2:percent_reported_2014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percent_reported_2014.A3:percent_reported_2014.A6</svg:desc>
                </draw:g>
              </table:table-cell>
              <table:table-cell office:value-type="float" office:value="33.6">
                <text:p>33.6</text:p>
                <draw:g>
                  <svg:desc>percent_reported_2014.B3:percent_reported_2014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18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style:font-style-name="Regular" fo:font-size="1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314004" dr3d:edge-rounding="5%"/>
      <style:text-properties fo:color="#ffffff"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209cm" svg:height="20.042cm" xlink:href=".." xlink:type="simple" chart:class="chart:bar" chart:style-name="ch1">
        <chart:title svg:x="10.233cm" svg:y="0.535cm" chart:style-name="ch2">
          <text:p>Percent Convicted Felons Incarcerated</text:p>
        </chart:title>
        <chart:subtitle svg:x="12.323cm" svg:y="2.154cm" chart:style-name="ch3">
          <text:p>by type of crime, FSSC, 2006</text:p>
        </chart:subtitle>
        <chart:plot-area chart:style-name="ch4" table:cell-range-address="fssc2006.A25:fssc2006.B33" chart:data-source-has-labels="both" svg:x="0.664cm" svg:y="3.651cm" svg:width="31.881cm" svg:height="15.991cm">
          <chartooo:coordinate-region svg:x="11.022cm" svg:y="3.651cm" svg:width="21.005cm" svg:height="15.027cm"/>
          <chart:axis chart:dimension="x" chart:name="primary-x" chart:style-name="ch5" chartooo:axis-type="auto">
            <chartooo:date-scale/>
            <chart:categories table:cell-range-address="fssc2006.A26:fssc2006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ssc2006.B26:fssc2006.B33" chart:label-cell-address="fssc2006.B25:fssc2006.B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Incarcerated</text:p>
                <draw:g>
                  <svg:desc>fssc2006.B25:fssc2006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fssc2006.A26:fssc2006.A33</svg:desc>
                </draw:g>
              </table:table-cell>
              <table:table-cell office:value-type="float" office:value="95">
                <text:p>95</text:p>
                <draw:g>
                  <svg:desc>fssc2006.B26:fssc2006.B33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Other sexual assault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Other violent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Burglary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Motor vehicle theft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5" style:family="chart">
      <style:chart-properties chart:include-hidden-cells="fals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fo:wrap-option="wrap" dr3d:edge-rounding="5%"/>
      <style:text-properties fo:font-family="Cambria" style:font-style-name="Regular" style:font-family-generic="roman" fo:font-size="16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12cm" svg:height="17.293cm" xlink:href=".." xlink:type="simple" chart:class="chart:circle" chart:style-name="ch1">
        <chart:title svg:x="16.911cm" svg:y="0.334cm" chart:style-name="ch2">
          <text:p>Violent Victimizations</text:p>
        </chart:title>
        <chart:subtitle svg:x="16.691cm" svg:y="1.859cm" chart:style-name="ch3">
          <text:p>By Type of Crime, NCVS, 2014</text:p>
        </chart:subtitle>
        <chart:legend svg:x="18.969cm" svg:y="5.808cm" style:legend-expansion="custom" chartooo:width="7.019cm" chartooo:height="8.302cm" style:legend-expansion-aspect-ratio="0.845458925560106" chart:style-name="ch4"/>
        <chart:plot-area chart:style-name="ch5" table:cell-range-address="'violent-victimizations-2014'.A2:'violent-victimizations-2014'.B6" chart:data-source-has-labels="both" svg:x="0.375cm" svg:y="1.504cm" svg:width="17.788cm" svg:height="15.065cm">
          <chartooo:coordinate-region svg:x="2.286cm" svg:y="2.215cm" svg:width="14.354cm" svg:height="14.354cm"/>
          <chart:axis chart:dimension="x" chart:name="primary-x" chart:style-name="ch6" chartooo:axis-type="auto">
            <chartooo:date-scale/>
            <chart:categories table:cell-range-address="'violent-victimizations-2014'.A3:'violent-victimizations-2014'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violent-victimizations-2014'.B3:'violent-victimizations-2014'.B6" chart:label-cell-address="'violent-victimizations-2014'.B2:'violent-victimizations-2014'.B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imizations</text:p>
                <draw:g>
                  <svg:desc>'violent-victimizations-2014'.B2:'violent-victimizations-2014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olent-victimizations-2014'.A3:'violent-victimizations-2014'.A6</svg:desc>
                </draw:g>
              </table:table-cell>
              <table:table-cell office:value-type="float" office:value="284350">
                <text:p>284350</text:p>
                <draw:g>
                  <svg:desc>'violent-victimizations-2014'.B3:'violent-victimizations-2014'.B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style:font-style-name="Regular" fo:font-size="16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6666ff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208cm" svg:height="20.268cm" xlink:href=".." xlink:type="simple" chart:class="chart:bar" chart:style-name="ch1">
        <chart:title svg:x="9.431cm" svg:y="0.54cm" chart:style-name="ch2">
          <text:p>Reported and Unreported Victimizations, NCVS, 2014</text:p>
        </chart:title>
        <chart:legend chart:legend-position="end" svg:x="31.382cm" svg:y="9.127cm" style:legend-expansion="high" chart:style-name="ch3"/>
        <chart:plot-area chart:style-name="ch4" table:cell-range-address="'reported-unreported-vic-2014'.A2:'reported-unreported-vic-2014'.C6" chart:data-source-has-labels="both" svg:x="0.724cm" svg:y="2.164cm" svg:width="29.934cm" svg:height="17.699cm">
          <chartooo:coordinate-region svg:x="3.198cm" svg:y="2.47cm" svg:width="27.46cm" svg:height="16.349cm"/>
          <chart:axis chart:dimension="x" chart:name="primary-x" chart:style-name="ch5" chartooo:axis-type="auto">
            <chartooo:date-scale/>
            <chart:categories table:cell-range-address="'reported-unreported-vic-2014'.A3:'reported-unreported-vic-2014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eported-unreported-vic-2014'.B3:'reported-unreported-vic-2014'.B6" chart:label-cell-address="'reported-unreported-vic-2014'.B2:'reported-unreported-vic-2014'.B2" chart:class="chart:bar">
            <chart:data-point chart:repeated="4"/>
          </chart:series>
          <chart:series chart:style-name="ch9" chart:values-cell-range-address="'reported-unreported-vic-2014'.C3:'reported-unreported-vic-2014'.C6" chart:label-cell-address="'reported-unreported-vic-2014'.C2:'reported-unreported-vic-2014'.C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reported-unreported-vic-2014'.B2:'reported-unreported-vic-2014'.B2</svg:desc>
                </draw:g>
              </table:table-cell>
              <table:table-cell office:value-type="string">
                <text:p>Unreported</text:p>
                <draw:g>
                  <svg:desc>'reported-unreported-vic-2014'.C2:'reported-unreported-vic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reported-unreported-vic-2014'.A3:'reported-unreported-vic-2014'.A6</svg:desc>
                </draw:g>
              </table:table-cell>
              <table:table-cell office:value-type="float" office:value="95541.6">
                <text:p>95541.6</text:p>
                <draw:g>
                  <svg:desc>'reported-unreported-vic-2014'.B3:'reported-unreported-vic-2014'.B6</svg:desc>
                </draw:g>
              </table:table-cell>
              <table:table-cell office:value-type="float" office:value="188808.4">
                <text:p>188808.4</text:p>
                <draw:g>
                  <svg:desc>'reported-unreported-vic-2014'.C3:'reported-unreported-vic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04503.9">
                <text:p>404503.9</text:p>
              </table:table-cell>
              <table:table-cell office:value-type="float" office:value="259706.1">
                <text:p>259706.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37780.56">
                <text:p>637780.56</text:p>
              </table:table-cell>
              <table:table-cell office:value-type="float" office:value="454309.44">
                <text:p>454309.44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327568">
                <text:p>1327568</text:p>
              </table:table-cell>
              <table:table-cell office:value-type="float" office:value="1991352.1">
                <text:p>1991352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ffffff" dr3d:edge-rounding="5%"/>
      <style:text-properties fo:font-size="2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9900ff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0084d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839cm" svg:height="19.789cm" xlink:href=".." xlink:type="simple" chart:class="chart:circle" chart:style-name="ch1">
        <chart:title svg:x="17.841cm" svg:y="0.951cm" chart:style-name="ch2">
          <text:p>Violent Crime in U.S,FBI UCR, 2013</text:p>
        </chart:title>
        <chart:legend svg:x="23.02cm" svg:y="5.899cm" style:legend-expansion="custom" chartooo:width="9.744cm" chartooo:height="9.062cm" style:legend-expansion-aspect-ratio="1.07525932465239" chart:style-name="ch3"/>
        <chart:plot-area chart:style-name="ch4" table:cell-range-address="'violent-crime-2013'.A2:'violent-crime-2013'.B6" chart:data-source-has-labels="both" svg:x="0.229cm" svg:y="1.038cm" svg:width="22.468cm" svg:height="18.748cm">
          <chartooo:coordinate-region svg:x="2.814cm" svg:y="1.977cm" svg:width="17.809cm" svg:height="17.809cm"/>
          <chart:axis chart:dimension="x" chart:name="primary-x" chart:style-name="ch5" chartooo:axis-type="auto">
            <chartooo:date-scale/>
            <chart:categories table:cell-range-address="'violent-crime-2013'.A3:'violent-crime-2013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violent-crime-2013'.B3:'violent-crime-2013'.B6" chart:label-cell-address="'violent-crime-2013'.B2:'violent-crime-2013'.B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idents</text:p>
                <draw:g>
                  <svg:desc>'violent-crime-2013'.B2:'violent-crime-2013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rder/Nonnegligent Manslaughter</text:p>
                <draw:g>
                  <svg:desc>'violent-crime-2013'.A3:'violent-crime-2013'.A6</svg:desc>
                </draw:g>
              </table:table-cell>
              <table:table-cell office:value-type="float" office:value="14196">
                <text:p>14196</text:p>
                <draw:g>
                  <svg:desc>'violent-crime-2013'.B3:'violent-crime-2013'.B6</svg:desc>
                </draw:g>
              </table:table-cell>
            </table:table-row>
            <table:table-row>
              <table:table-cell office:value-type="string">
                <text:p>Rape</text:p>
              </table:table-cell>
              <table:table-cell office:value-type="float" office:value="108612">
                <text:p>108612</text:p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345031">
                <text:p>345031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724149">
                <text:p>7241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right"/>
      <style:graphic-properties draw:stroke="none" svg:stroke-width="0.08cm" svg:stroke-color="#330066" draw:fill-color="#330066" dr3d:edge-rounding="5%"/>
      <style:text-properties fo:font-size="13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text-properties fo:font-size="24pt" fo:font-weight="bol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003cm" svg:height="18.143cm" xlink:href=".." xlink:type="simple" chart:class="chart:scatter" chart:style-name="ch1">
        <chart:title svg:x="7.563cm" svg:y="0.497cm" chart:style-name="ch2">
          <text:p>Victims vs. Victimizations of Violent Crime, NCVS, 2014</text:p>
        </chart:title>
        <chart:plot-area chart:style-name="ch3" table:cell-range-address="'victimizations-vs-victims-2014'.A3:'victimizations-vs-victims-2014'.C6 'victimizations-vs-victims-2014'.C2:'victimizations-vs-victims-2014'.C2" chart:data-source-has-labels="both" svg:x="2.329cm" svg:y="2.078cm" svg:width="30.014cm" svg:height="14.064cm">
          <chartooo:coordinate-region svg:x="4.617cm" svg:y="2.357cm" svg:width="26.706cm" svg:height="12.979cm"/>
          <chart:axis chart:dimension="x" chart:name="primary-x" chart:style-name="ch4" chartooo:axis-type="auto">
            <chart:title svg:x="16.071cm" svg:y="16.504cm" chart:style-name="ch5">
              <text:p>Victims</text:p>
            </chart:title>
            <chart:categories table:cell-range-address="'victimizations-vs-victims-2014'.A3:'victimizations-vs-victims-2014'.A6"/>
          </chart:axis>
          <chart:axis chart:dimension="y" chart:name="primary-y" chart:style-name="ch4">
            <chart:title svg:x="0.451cm" svg:y="11.327cm" chart:style-name="ch6">
              <text:p>Victmizations</text:p>
            </chart:title>
            <chart:grid chart:style-name="ch7" chart:class="major"/>
          </chart:axis>
          <chart:series chart:style-name="ch8" chart:values-cell-range-address="'victimizations-vs-victims-2014'.C3:'victimizations-vs-victims-2014'.C6" chart:label-cell-address="'victimizations-vs-victims-2014'.C2:'victimizations-vs-victims-2014'.C2" chart:class="chart:scatter">
            <chart:domain table:cell-range-address="'victimizations-vs-victims-2014'.B3:'victimizations-vs-victims-2014'.B6"/>
            <chart:regression-curve chart:style-name="ch9">
              <chart:equation chart:display-equation="true" chart:display-r-square="true" svg:x="6.914cm" svg:y="3.28cm" chart:style-name="ch10"/>
            </chart:regression-curve>
            <chart:data-point chart:repeated="2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ctimizations</text:p>
                <draw:g>
                  <svg:desc>'victimizations-vs-victims-2014'.C2:'victimizations-vs-victims-2014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victimizations-vs-victims-2014'.A3:'victimizations-vs-victims-2014'.A6</svg:desc>
                </draw:g>
              </table:table-cell>
              <table:table-cell office:value-type="float" office:value="150420">
                <text:p>150420</text:p>
                <draw:g>
                  <svg:desc>'victimizations-vs-victims-2014'.B3:'victimizations-vs-victims-2014'.B6</svg:desc>
                </draw:g>
              </table:table-cell>
              <table:table-cell office:value-type="float" office:value="284350">
                <text:p>284350</text:p>
                <draw:g>
                  <svg:desc>'victimizations-vs-victims-2014'.C3:'victimizations-vs-victims-2014'.C6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435830">
                <text:p>435830</text:p>
              </table:table-cell>
              <table:table-cell office:value-type="float" office:value="664210">
                <text:p>664210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681280">
                <text:p>681280</text:p>
              </table:table-cell>
              <table:table-cell office:value-type="float" office:value="1092090">
                <text:p>1092090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1842100">
                <text:p>1842100</text:p>
              </table:table-cell>
              <table:table-cell office:value-type="float" office:value="3318920">
                <text:p>33189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style:font-style-name="Regular"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ff420e" dr3d:edge-rounding="5%"/>
      <style:text-properties fo:font-size="16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993366" dr3d:edge-rounding="5%"/>
      <style:text-properties fo:font-size="16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038cm" svg:height="22.047cm" xlink:href=".." xlink:type="simple" chart:class="chart:bar" chart:style-name="ch1">
        <chart:title svg:x="8.211cm" svg:y="0cm" chart:style-name="ch2">
          <text:p>Reported and Unreported Victimizations</text:p>
        </chart:title>
        <chart:subtitle svg:x="21.346cm" svg:y="0.158cm" chart:style-name="ch3">
          <text:p>By Type of Crime and Gender, NCVS, 2014</text:p>
        </chart:subtitle>
        <chart:legend chart:legend-position="bottom" svg:x="14.183cm" svg:y="21.028cm" style:legend-expansion="wide" chart:style-name="ch4"/>
        <chart:plot-area chart:style-name="ch5" table:cell-range-address="'gender-reportrate2014'.I2:'gender-reportrate2014'.K10" chart:data-source-has-labels="both" svg:x="0.11cm" svg:y="1.368cm" svg:width="32.693cm" svg:height="19.251cm">
          <chartooo:coordinate-region svg:x="6.155cm" svg:y="1.368cm" svg:width="26.648cm" svg:height="18.419cm"/>
          <chart:axis chart:dimension="x" chart:name="primary-x" chart:style-name="ch6" chartooo:axis-type="auto">
            <chartooo:date-scale/>
            <chart:categories table:cell-range-address="'gender-reportrate2014'.I3:'gender-reportrate2014'.I10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gender-reportrate2014'.J3:'gender-reportrate2014'.J10" chart:label-cell-address="'gender-reportrate2014'.J2:'gender-reportrate2014'.J2" chart:class="chart:bar">
            <chart:data-point chart:style-name="ch10" chart:repeated="4"/>
            <chart:data-point chart:repeated="4"/>
          </chart:series>
          <chart:series chart:style-name="ch11" chart:values-cell-range-address="'gender-reportrate2014'.K3:'gender-reportrate2014'.K10" chart:label-cell-address="'gender-reportrate2014'.K2:'gender-reportrate2014'.K2" chart:class="chart:bar">
            <chart:data-point chart:repeated="3"/>
            <chart:data-point chart:style-name="ch10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gender-reportrate2014'.J2:'gender-reportrate2014'.J2</svg:desc>
                </draw:g>
              </table:table-cell>
              <table:table-cell office:value-type="string">
                <text:p>Unreported</text:p>
                <draw:g>
                  <svg:desc>'gender-reportrate2014'.K2:'gender-reportrate2014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 – M</text:p>
                <draw:g>
                  <svg:desc>'gender-reportrate2014'.I3:'gender-reportrate2014'.I10</svg:desc>
                </draw:g>
              </table:table-cell>
              <table:table-cell office:value-type="float" office:value="1489">
                <text:p>1489</text:p>
                <draw:g>
                  <svg:desc>'gender-reportrate2014'.J3:'gender-reportrate2014'.J10</svg:desc>
                </draw:g>
              </table:table-cell>
              <table:table-cell office:value-type="float" office:value="23367">
                <text:p>23367</text:p>
                <draw:g>
                  <svg:desc>'gender-reportrate2014'.K3:'gender-reportrate2014'.K10</svg:desc>
                </draw:g>
              </table:table-cell>
            </table:table-row>
            <table:table-row>
              <table:table-cell office:value-type="string">
                <text:p>Robbery – M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</table:table-row>
            <table:table-row>
              <table:table-cell office:value-type="string">
                <text:p>Aggravated Assault – M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</table:table-row>
            <table:table-row>
              <table:table-cell office:value-type="string">
                <text:p>Simple Assault – M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</table:table-row>
            <table:table-row>
              <table:table-cell office:value-type="string">
                <text:p>Rape/Sexual Assault – F</text:p>
              </table:table-cell>
              <table:table-cell office:value-type="float" office:value="93931">
                <text:p>93931</text:p>
              </table:table-cell>
              <table:table-cell office:value-type="float" office:value="159023">
                <text:p>159023</text:p>
              </table:table-cell>
            </table:table-row>
            <table:table-row>
              <table:table-cell office:value-type="string">
                <text:p>Robbery – F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 – F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 – F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style:font-size-asian="13pt" style:font-size-complex="13pt"/>
    </style:style>
    <style:style style:name="ch3" style:family="chart">
      <style:chart-properties style:rotation-angle="0"/>
      <style:text-properties fo:font-size="15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percentage="true" chart:vertical="true" chart:include-hidden-cells="false" chart:treat-empty-cells="leave-gap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7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aecf00" dr3d:edge-rounding="5%"/>
      <style:text-properties fo:font-size="16pt" fo:font-weight="bold" style:font-size-asian="10pt" style:font-size-complex="10pt"/>
    </style:style>
    <style:style style:name="ch10" style:family="chart" style:data-style-name="N10011">
      <style:chart-properties chart:link-data-style-to-source="true" chart:data-label-number="percentage" chart:data-label-text="false" chart:data-label-symbol="false"/>
      <style:graphic-properties draw:stroke="none" draw:fill-color="#4b1f6f" dr3d:edge-rounding="5%"/>
      <style:text-properties fo:color="#ffffff" fo:font-size="16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324cm" svg:height="19.504cm" xlink:href=".." xlink:type="simple" chart:class="chart:bar" chart:style-name="ch1">
        <chart:title svg:x="4.123cm" svg:y="0.213cm" chart:style-name="ch2">
          <text:p>Percentage of Reported Vs. Unreported Victimizations</text:p>
        </chart:title>
        <chart:subtitle svg:x="7.392cm" svg:y="1.452cm" chart:style-name="ch3">
          <text:p>By Type of Crime and Gender, NCVS, 2014</text:p>
        </chart:subtitle>
        <chart:legend svg:x="28.588cm" svg:y="0.226cm" style:legend-expansion="custom" chartooo:width="4.109cm" chartooo:height="2.342cm" style:legend-expansion-aspect-ratio="1.75448334756618" chart:style-name="ch4"/>
        <chart:plot-area chart:style-name="ch5" table:cell-range-address="'gender-reportrate2014'.I2:'gender-reportrate2014'.K10" chart:data-source-has-labels="both" svg:x="0.209cm" svg:y="2.714cm" svg:width="34.178cm" svg:height="15.9cm">
          <chartooo:coordinate-region svg:x="5.99cm" svg:y="2.714cm" svg:width="27.721cm" svg:height="15.253cm"/>
          <chart:axis chart:dimension="x" chart:name="primary-x" chart:style-name="ch6" chartooo:axis-type="auto">
            <chartooo:date-scale/>
            <chart:categories table:cell-range-address="'gender-reportrate2014'.I3:'gender-reportrate2014'.I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gender-reportrate2014'.J3:'gender-reportrate2014'.J10" chart:label-cell-address="'gender-reportrate2014'.J2:'gender-reportrate2014'.J2" chart:class="chart:bar">
            <chart:data-point chart:repeated="8"/>
          </chart:series>
          <chart:series chart:style-name="ch10" chart:values-cell-range-address="'gender-reportrate2014'.K3:'gender-reportrate2014'.K10" chart:label-cell-address="'gender-reportrate2014'.K2:'gender-reportrate2014'.K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</text:p>
                <draw:g>
                  <svg:desc>'gender-reportrate2014'.J2:'gender-reportrate2014'.J2</svg:desc>
                </draw:g>
              </table:table-cell>
              <table:table-cell office:value-type="string">
                <text:p>Unreported</text:p>
                <draw:g>
                  <svg:desc>'gender-reportrate2014'.K2:'gender-reportrate2014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 – M</text:p>
                <draw:g>
                  <svg:desc>'gender-reportrate2014'.I3:'gender-reportrate2014'.I10</svg:desc>
                </draw:g>
              </table:table-cell>
              <table:table-cell office:value-type="float" office:value="1489">
                <text:p>1489</text:p>
                <draw:g>
                  <svg:desc>'gender-reportrate2014'.J3:'gender-reportrate2014'.J10</svg:desc>
                </draw:g>
              </table:table-cell>
              <table:table-cell office:value-type="float" office:value="23367">
                <text:p>23367</text:p>
                <draw:g>
                  <svg:desc>'gender-reportrate2014'.K3:'gender-reportrate2014'.K10</svg:desc>
                </draw:g>
              </table:table-cell>
            </table:table-row>
            <table:table-row>
              <table:table-cell office:value-type="string">
                <text:p>Robbery – M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</table:table-row>
            <table:table-row>
              <table:table-cell office:value-type="string">
                <text:p>Aggravated Assault – M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</table:table-row>
            <table:table-row>
              <table:table-cell office:value-type="string">
                <text:p>Simple Assault – M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</table:table-row>
            <table:table-row>
              <table:table-cell office:value-type="string">
                <text:p>Rape/Sexual Assault – F</text:p>
              </table:table-cell>
              <table:table-cell office:value-type="float" office:value="93931">
                <text:p>93931</text:p>
              </table:table-cell>
              <table:table-cell office:value-type="float" office:value="159023">
                <text:p>159023</text:p>
              </table:table-cell>
            </table:table-row>
            <table:table-row>
              <table:table-cell office:value-type="string">
                <text:p>Robbery – F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 – F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 – F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5pt" fo:font-weight="bold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font-size="15pt" fo:font-weight="bold" style:font-size-asian="10pt" style:font-size-complex="10pt"/>
    </style:style>
    <style:style style:name="ch9" style:family="chart">
      <style:chart-properties chart:solid-type="cuboid" chart:label-position="right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808080" dr3d:edge-rounding="5%"/>
      <style:text-properties fo:font-size="15pt" fo:font-weight="bold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ff950e"/>
      <style:text-properties fo:font-size="15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7e0021"/>
      <style:text-properties fo:font-size="15pt" fo:font-weight="bold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33cm" svg:height="26.642cm" xlink:href=".." xlink:type="simple" chart:class="chart:bar" chart:style-name="ch1">
        <chart:title svg:x="6.599cm" svg:y="0.667cm" chart:style-name="ch2">
          <text:p>Gender of Reported and Unreported Victimizations, By Type of Crime, NCVS, 2014</text:p>
        </chart:title>
        <chart:legend svg:x="0.668cm" svg:y="24.577cm" style:legend-expansion="custom" chartooo:width="37.186cm" chartooo:height="1.878cm" style:legend-expansion-aspect-ratio="19.800851970181" chart:style-name="ch3"/>
        <chart:plot-area chart:style-name="ch4" table:cell-range-address="'gender-reportrate2014'.F17:'gender-reportrate2014'.H20 'gender-reportrate2014'.F16:'gender-reportrate2014'.H16 'gender-reportrate2014'.J16:'gender-reportrate2014'.K20" chart:data-source-has-labels="both" svg:x="0.321cm" svg:y="2.15cm" svg:width="38.207cm" svg:height="22.613cm">
          <chartooo:coordinate-region svg:x="5.652cm" svg:y="2.15cm" svg:width="32.876cm" svg:height="21.781cm"/>
          <chart:axis chart:dimension="x" chart:name="primary-x" chart:style-name="ch5" chartooo:axis-type="auto">
            <chartooo:date-scale/>
            <chart:categories table:cell-range-address="'gender-reportrate2014'.F17:'gender-reportrate2014'.F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ender-reportrate2014'.G17:'gender-reportrate2014'.G20" chart:label-cell-address="'gender-reportrate2014'.G16:'gender-reportrate2014'.G16" chart:class="chart:bar">
            <chart:data-point chart:style-name="ch9"/>
            <chart:data-point chart:repeated="3"/>
          </chart:series>
          <chart:series chart:style-name="ch10" chart:values-cell-range-address="'gender-reportrate2014'.H17:'gender-reportrate2014'.H20" chart:label-cell-address="'gender-reportrate2014'.H16:'gender-reportrate2014'.H16" chart:class="chart:bar">
            <chart:data-point chart:style-name="ch9"/>
            <chart:data-point chart:repeated="3"/>
          </chart:series>
          <chart:series chart:style-name="ch11" chart:values-cell-range-address="'gender-reportrate2014'.J17:'gender-reportrate2014'.J20" chart:label-cell-address="'gender-reportrate2014'.J16:'gender-reportrate2014'.J16" chart:class="chart:bar">
            <chart:data-point chart:repeated="4"/>
          </chart:series>
          <chart:series chart:style-name="ch12" chart:values-cell-range-address="'gender-reportrate2014'.K17:'gender-reportrate2014'.K20" chart:label-cell-address="'gender-reportrate2014'.K16:'gender-reportrate2014'.K1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ed – M</text:p>
                <draw:g>
                  <svg:desc>'gender-reportrate2014'.G16:'gender-reportrate2014'.G16</svg:desc>
                </draw:g>
              </table:table-cell>
              <table:table-cell office:value-type="string">
                <text:p>Unreported – M</text:p>
                <draw:g>
                  <svg:desc>'gender-reportrate2014'.H16:'gender-reportrate2014'.H16</svg:desc>
                </draw:g>
              </table:table-cell>
              <table:table-cell office:value-type="string">
                <text:p>Reported – F</text:p>
                <draw:g>
                  <svg:desc>'gender-reportrate2014'.J16:'gender-reportrate2014'.J16</svg:desc>
                </draw:g>
              </table:table-cell>
              <table:table-cell office:value-type="string">
                <text:p>Unreported – F</text:p>
                <draw:g>
                  <svg:desc>'gender-reportrate2014'.K16:'gender-reportrate2014'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pe/Sexual Assault</text:p>
                <draw:g>
                  <svg:desc>'gender-reportrate2014'.F17:'gender-reportrate2014'.F20</svg:desc>
                </draw:g>
              </table:table-cell>
              <table:table-cell office:value-type="float" office:value="1489">
                <text:p>1489</text:p>
                <draw:g>
                  <svg:desc>'gender-reportrate2014'.G17:'gender-reportrate2014'.G20</svg:desc>
                </draw:g>
              </table:table-cell>
              <table:table-cell office:value-type="float" office:value="23367">
                <text:p>23367</text:p>
                <draw:g>
                  <svg:desc>'gender-reportrate2014'.H17:'gender-reportrate2014'.H20</svg:desc>
                </draw:g>
              </table:table-cell>
              <table:table-cell office:value-type="float" office:value="93931">
                <text:p>93931</text:p>
                <draw:g>
                  <svg:desc>'gender-reportrate2014'.J17:'gender-reportrate2014'.J20</svg:desc>
                </draw:g>
              </table:table-cell>
              <table:table-cell office:value-type="float" office:value="159023">
                <text:p>159023</text:p>
                <draw:g>
                  <svg:desc>'gender-reportrate2014'.K17:'gender-reportrate2014'.K20</svg:desc>
                </draw:g>
              </table:table-cell>
            </table:table-row>
            <table:table-row>
              <table:table-cell office:value-type="string">
                <text:p>Robbery</text:p>
              </table:table-cell>
              <table:table-cell office:value-type="float" office:value="226858">
                <text:p>226858</text:p>
              </table:table-cell>
              <table:table-cell office:value-type="float" office:value="168686">
                <text:p>168686</text:p>
              </table:table-cell>
              <table:table-cell office:value-type="float" office:value="177964">
                <text:p>177964</text:p>
              </table:table-cell>
              <table:table-cell office:value-type="float" office:value="90704">
                <text:p>90704</text:p>
              </table:table-cell>
            </table:table-row>
            <table:table-row>
              <table:table-cell office:value-type="string">
                <text:p>Aggravated Assault</text:p>
              </table:table-cell>
              <table:table-cell office:value-type="float" office:value="377360">
                <text:p>377360</text:p>
              </table:table-cell>
              <table:table-cell office:value-type="float" office:value="279314">
                <text:p>279314</text:p>
              </table:table-cell>
              <table:table-cell office:value-type="float" office:value="260157">
                <text:p>260157</text:p>
              </table:table-cell>
              <table:table-cell office:value-type="float" office:value="164232">
                <text:p>164232</text:p>
              </table:table-cell>
            </table:table-row>
            <table:table-row>
              <table:table-cell office:value-type="string">
                <text:p>Simple Assault</text:p>
              </table:table-cell>
              <table:table-cell office:value-type="float" office:value="566381">
                <text:p>566381</text:p>
              </table:table-cell>
              <table:table-cell office:value-type="float" office:value="1068936">
                <text:p>1068936</text:p>
              </table:table-cell>
              <table:table-cell office:value-type="float" office:value="761839">
                <text:p>761839</text:p>
              </table:table-cell>
              <table:table-cell office:value-type="float" office:value="856151">
                <text:p>856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